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M Mono Light 10" svg:font-family="'LM Mono Light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0pt" style:font-size-asian="10pt" style:font-size-complex="10pt"/>
    </style:style>
    <style:style style:name="P2" style:family="paragraph" style:parent-style-name="Standard">
      <style:text-properties style:font-name="DejaVu Sans" fo:font-size="10pt" officeooo:paragraph-rsid="000dada9" style:font-size-asian="10pt" style:font-size-complex="10pt"/>
    </style:style>
    <style:style style:name="P3" style:family="paragraph" style:parent-style-name="Standard">
      <style:text-properties style:font-name="DejaVu Sans" fo:font-size="10pt" officeooo:paragraph-rsid="0011cfd6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base) ion@R7:$ claude --effort medium</text:p>
      <text:p text:style-name="P1"><text:s/>▐▛███▜▌ <text:s text:c="2"/>Claude Code v2.1.119 <text:s text:c="48"/></text:p>
      <text:p text:style-name="P1">▝▜█████▛▘ <text:s/>Sonnet 4.6 with medium effort · Claude Pro <text:s text:c="26"/></text:p>
      <text:p text:style-name="P1"><text:s text:c="2"/>▘▘ ▝▝ <text:s text:c="3"/>/home/ion <text:s text:c="59"/></text:p>
      <text:p text:style-name="P1"><text:s text:c="80"/></text:p>
      <text:p text:style-name="P1">❯ quiero crear un proyecto nuevo basado en el contenido de este: <text:s text:c="15"/></text:p>
      <text:p text:style-name="P1"><text:s text:c="2"/>"/home/ion/projects/bioplace/docs" analizalo y a continuacion te explico lo <text:s text:c="2"/></text:p>
      <text:p text:style-name="P1"><text:s text:c="2"/>que quiero hacer. <text:s text:c="60"/></text:p>
      <text:p text:style-name="P1"><text:s text:c="80"/></text:p>
      <text:p text:style-name="P1">● Voy a analizar el contenido de esa carpeta. <text:s text:c="34"/></text:p>
      <text:p text:style-name="P1"><text:s text:c="80"/></text:p>
      <text:p text:style-name="P1"><text:s text:c="2"/>Searched for 1 pattern, read 5 files (ctrl+o to expand) <text:s text:c="22"/></text:p>
      <text:p text:style-name="P1"><text:s text:c="80"/></text:p>
      <text:p text:style-name="P1">● Analizado. Aquí el resumen de lo que hay en BioPlace: <text:s text:c="24"/></text:p>
      <text:p text:style-name="P1"><text:s text:c="80"/></text:p>
      <text:p text:style-name="P1"><text:s text:c="2"/>Arquitectura: pipeline de 3 fases (Descubrimiento → Extracción → Integración) </text:p>
      <text:p text:style-name="P1"><text:s text:c="2"/>para encontrar proveedores del sector bioenergético en Catalunya y subirlos a </text:p>
      <text:p text:style-name="P1"><text:s text:c="2"/>una plataforma Dokan/WooCommerce. <text:s text:c="44"/></text:p>
      <text:p text:style-name="P1"><text:s text:c="80"/></text:p>
      <text:p text:style-name="P1"><text:s text:c="2"/>Stack técnico: <text:s text:c="63"/></text:p>
      <text:p text:style-name="P1"><text:s text:c="2"/>- Python + SQLite (WAL mode)</text:p>
      <text:p text:style-name="P1"><text:s text:c="2"/>- Claude Haiku (generación de queries + validación semántica + extracción de <text:s/></text:p>
      <text:p text:style-name="P1"><text:s text:c="2"/>datos) <text:s text:c="69"/></text:p>
      <text:p text:style-name="P1"><text:s text:c="2"/>- SerpAPI (búsqueda web) <text:s text:c="53"/></text:p>
      <text:p text:style-name="P1"><text:s text:c="2"/>- BeautifulSoup4 + Requests + Selenium (scraping)</text:p>
      <text:p text:style-name="P1"><text:s text:c="2"/>- WooCommerce/Dokan REST API (integración) <text:s text:c="35"/></text:p>
      <text:p text:style-name="P1"><text:s text:c="2"/>- Docker (entorno local WordPress) <text:s text:c="7"/></text:p>
      <text:p text:style-name="P1"><text:s text:c="80"/></text:p>
      <text:p text:style-name="P1"><text:s text:c="2"/>Estado actual (sesión 9): pipeline completo y funcional — 21 fuentes válidas <text:s/></text:p>
      <text:p text:style-name="P1"><text:s text:c="2"/>en Catalunya, 17 vendors con email, logos subidos a WordPress. Pendiente: <text:s text:c="4"/></text:p>
      <text:p text:style-name="P1"><text:s text:c="2"/>ejecutar Fase C sobre los 21 vendors y planificar integración con producción. </text:p>
      <text:p text:style-name="P1"><text:s text:c="80"/></text:p>
      <text:p text:style-name="P1"><text:s text:c="2"/>Documentación: 5 ficheros bien estructurados — README, TECHNICAL (con <text:s text:c="8"/></text:p>
      <text:p text:style-name="P1"><text:s text:c="2"/>diagramas Mermaid detallados), DECISIONS, JOURNAL (diario de sesiones), TODO.</text:p>
      <text:p text:style-name="P1"><text:s text:c="80"/></text:p>
      <text:p text:style-name="P1"><text:s text:c="2"/>Dime qué quieres hacer con este nuevo proyecto. <text:s text:c="30"/></text:p>
      <text:p text:style-name="P1"><text:s text:c="3"/></text:p>
      <text:p text:style-name="P1">❯ PERFIL = [Python developer independiente especializado en web scraping, ML <text:s text:c="3"/></text:p>
      <text:p text:style-name="P1"><text:s text:c="2"/>aplicado a pricing y ETL multimarketplace, con background en electrónica <text:s text:c="5"/></text:p>
      <text:p text:style-name="P1"><text:s text:c="2"/>industrial. <text:s text:c="66"/></text:p>
      <text:p text:style-name="P1"><text:s text:c="2"/>RELEVANCIA_CLAVE: <text:s text:c="60"/></text:p>
      <text:p text:style-name="P1"><text:s text:c="2"/>- Web scraping &amp; ETL multi-fuente (6 marketplaces EU, eBay API OAuth, <text:s text:c="8"/></text:p>
      <text:p text:style-name="P1"><text:s text:c="2"/>compliance GDPR/ToS) <text:s text:c="57"/></text:p>
      <text:p text:style-name="P1"><text:s text:c="2"/>- ML clasificación y scoring (TF-IDF+LogReg 96.5%, GradientBoosting AUC <text:s text:c="6"/></text:p>
      <text:p text:style-name="P1"><text:s text:c="2"/>0.918, SHAP) <text:s text:c="65"/></text:p>
      <text:p text:style-name="P1"><text:s text:c="2"/>- SaaS B2C/B2B nicho: IntelliSynthPrice en producción (Flask, Docker, Stripe, </text:p>
      <text:p text:style-name="P1"><text:s text:c="3"/>Telegram) <text:s text:c="67"/></text:p>
      <text:p text:style-name="P1"><text:s text:c="2"/>- Datos sintéticos calibrados (CTGAN/GaussianCopula/VAE, fuentes INE/BdE) <text:s text:c="4"/></text:p>
      <text:p text:style-name="P1"><text:s text:c="2"/>- Audio ML &amp; signal processing (MFCC, MDS, SysEx reverse engineering) <text:s text:c="8"/></text:p>
      <text:p text:style-name="P1"><text:s text:c="2"/>- RAG local (LangChain + Ollama + ChromaDB) <text:s text:c="34"/></text:p>
      <text:p text:style-name="P1"><text:s text:c="2"/>- Automatización de procesos para PYMES (pipelines bash, CRM básico, lead <text:s text:c="4"/></text:p>
      <text:p text:style-name="P1"><text:s text:c="2"/>capture) <text:s text:c="69"/></text:p>
      <text:p text:style-name="P1"><text:s text:c="2"/>- Prospección técnica consultiva (análisis web → propuesta de valor <text:s text:c="10"/></text:p>
      <text:p text:style-name="P1"><text:s text:c="2"/>datos/automatización) <text:s text:c="56"/></text:p>
      <text:p text:style-name="P1"><text:s text:c="2"/>ENCAJE_STRATEGY: PYMES sin equipo de datos que necesitan scraping, pricing <text:s text:c="3"/></text:p>
      <text:p text:style-name="P1"><text:s text:c="2"/>intelligence o automatización de procesos manuales. <text:s text:c="26"/></text:p>
      <text:p text:style-name="P1"><text:s text:c="2"/>KEYWORDS_CRAWLER: python, flask, docker, sqlite, scikit-learn, web scraping, <text:s/></text:p>
      <text:p text:style-name="P1"><text:s text:c="2"/>etl pipeline, pricing intelligence, market monitoring, ml clasificación, <text:s text:c="5"/></text:p>
      <text:p text:style-name="P1"><text:s text:c="2"/>credit scoring, shap, gradient boosting, datos sintéticos, telegram bot, <text:s text:c="5"/></text:p>
      <text:p text:style-name="P1"><text:s text:c="2"/>stripe api, hetzner, linux bash, rest api, b2b saas, freelance data, analista </text:p>
      <text:p text:style-name="P1"><text:s text:c="3"/>datos autónomo, pyme sin datos, automatización procesos, segunda mano, <text:s text:c="6"/></text:p>
      <text:p text:style-name="P1"><text:s text:c="2"/>marketplace, audio ml, mfcc, signal processing, rag langchain, ollama, <text:s text:c="7"/></text:p>
      <text:p text:style-name="P1"><text:soft-page-break/><text:s text:c="2"/>compliance gdpr, ebay api, remote españa, career changer, superbooth <text:s text:c="9"/></text:p>
      <text:p text:style-name="P1"><text:s text:c="2"/>RESUMEN_CONTEXTO: Alberto, Barcelona/Tarragona. Transición de electrónica <text:s text:c="4"/></text:p>
      <text:p text:style-name="P1"><text:s text:c="2"/>industrial a data science. Proyecto estrella: IntelliSynthPrice — plataforma <text:s/></text:p>
      <text:p text:style-name="P1"><text:s text:c="2"/>SaaS de inteligencia de precios de sintetizadores de segunda mano, en <text:s text:c="8"/></text:p>
      <text:p text:style-name="P1"><text:s text:c="2"/>producción. Scraping de 6 marketplaces europeos, 23K+ observaciones, <text:s text:c="9"/></text:p>
      <text:p text:style-name="P1"><text:s text:c="2"/>clasificador ML 96.5%, sistema de Bounties con Stripe, alertas Telegram. <text:s text:c="5"/></text:p>
      <text:p text:style-name="P1"><text:s text:c="2"/>Modelo híbrido suscripción+bounty, tier Dealer 49€/mes. Soft launch previsto <text:s/></text:p>
      <text:p text:style-name="P1"><text:s text:c="2"/>en Superbooth Berlín (mayo 2026). Segundo proyecto relevante: WealthOptimizer </text:p>
      <text:p text:style-name="P1"><text:s text:c="3"/>— pipeline de credit scoring con GradientBoosting (AUC 0.918), SHAP, datos <text:s text:c="2"/></text:p>
      <text:p text:style-name="P1"><text:s text:c="2"/>sintéticos calibrados con INE/BdE. Concluido en fase técnica tras evaluar <text:s text:c="4"/></text:p>
      <text:p text:style-name="P1"><text:s text:c="2"/>complejidad regulatoria financiera. Perfil LinkedIn orientado a Audio ML <text:s text:c="5"/></text:p>
      <text:p text:style-name="P1"><text:s text:c="2"/>Developer con outreach a Sonible, iZotope, Native Instruments. RAG local con <text:s/></text:p>
      <text:p text:style-name="P1"><text:s text:c="2"/>LangChain+Ollama+ChromaDB para corpus de transcripciones. Prospección activa: </text:p>
      <text:p text:style-name="P1"><text:s text:c="3"/>análisis técnico de webs de PYMES (Condal Computer, BioPlace, Macaque Group) </text:p>
      <text:p text:style-name="P1"><text:s text:c="3"/>para ofrecer servicios de datos y automatización. Stack verificable: Python, </text:p>
      <text:p text:style-name="P1"><text:s text:c="3"/>Flask, Docker, SQLite WAL, Scikit-learn, Pandas, BeautifulSoup, Stripe API, <text:s/></text:p>
      <text:p text:style-name="P1"><text:s text:c="2"/>Telegram Bot API, Linux/Bash, Git. Formación: Máster BI IEBS, Google Data <text:s text:c="4"/></text:p>
      <text:p text:style-name="P1"><text:s text:c="2"/>Analytics, Google BI, Dataquest Data Scientist Python. Sin empleo formal en <text:s text:c="2"/></text:p>
      <text:p text:style-name="P1"><text:s text:c="2"/>datos; toda la experiencia es independiente y autodidacta.] <text:s text:c="18"/></text:p>
      <text:p text:style-name="P1"><text:s text:c="80"/></text:p>
      <text:p text:style-name="P1"><text:s text:c="80"/></text:p>
      <text:p text:style-name="P1"><text:s text:c="80"/></text:p>
      <text:p text:style-name="P1"><text:s text:c="2"/>Actúa como motor de prospección B2B lean y análisis web, utilizando como base </text:p>
      <text:p text:style-name="P1"><text:s text:c="3"/>el proyecto de bioplace. Usa EXCLUSIVAMENTE el bloque [PERFIL]. Devuelve <text:s text:c="4"/></text:p>
      <text:p text:style-name="P1"><text:s text:c="2"/>SOLO esta estructura, sin texto adicional, máx 150 palabras: <text:s text:c="17"/></text:p>
      <text:p text:style-name="P1"><text:s text:c="80"/></text:p>
      <text:p text:style-name="P1"><text:s text:c="2"/>1. SEARCH_LOGIC: [≤20 palabras] Cómo combinar CCAA + keywords del perfil en <text:s text:c="2"/></text:p>
      <text:p text:style-name="P1"><text:s text:c="2"/>queries booleanas simples. Prioriza registros mercantiles, directorios <text:s text:c="7"/></text:p>
      <text:p text:style-name="P1"><text:s text:c="2"/>sectoriales y LinkedIn. Cero overengineering. <text:s text:c="32"/></text:p>
      <text:p text:style-name="P1"><text:s text:c="2"/>2. DB_SCHEMA: <text:s text:c="64"/></text:p>
      <text:p text:style-name="P1"><text:s text:c="2"/>empresa|ccaa|sector|contacto_nombre|contacto_email|cargo|web|fuente <text:s text:c="10"/></text:p>
      <text:p text:style-name="P1"><text:s text:c="2"/>3. WEB_AUDIT_FOCUS: [≤25 palabras] Qué extraer de la web: stack visible, <text:s text:c="5"/></text:p>
      <text:p text:style-name="P1"><text:s text:c="2"/>formularios estáticos, precios no actualizados, procesos manuales, ausencia <text:s text:c="2"/></text:p>
      <text:p text:style-name="P1"><text:s text:c="2"/>de API/CRM, datos no estructurados. <text:s text:c="42"/></text:p>
      <text:p text:style-name="P1"><text:s text:c="2"/>4. PITCH_TEMPLATE: [≤40 palabras] "Hola [Nombre], vi [detalle web concreto]. <text:s/></text:p>
      <text:p text:style-name="P1"><text:s text:c="2"/>Detecté [gap específico]. Como [PERFIL breve], resuelvo esto con <text:s text:c="13"/></text:p>
      <text:p text:style-name="P1"><text:s text:c="2"/>[RELEVANCIA_CLAVE vinculada]. Ej: [IntelliSynthPrice/WealthOptimizer]. ¿15 <text:s text:c="3"/></text:p>
      <text:p text:style-name="P1"><text:s text:c="2"/>min para validar en tu stack?" <text:s text:c="47"/></text:p>
      <text:p text:style-name="P1"><text:s text:c="2"/>5. EXECUTION_FLOW: [≤15 palabras] Crawler → DB → Scrap web → LLM audit → <text:s text:c="5"/></text:p>
      <text:p text:style-name="P1"><text:s text:c="2"/>Pitch → Outreach manual ≤30/día. <text:s text:c="45"/></text:p>
      <text:p text:style-name="P1"><text:s text:c="80"/></text:p>
      <text:p text:style-name="P1"><text:s text:c="2"/>[PERFIL] <text:s text:c="69"/></text:p>
      <text:p text:style-name="P1"><text:s text:c="2"/>Python developer independiente especializado en web scraping, ML aplicado a <text:s text:c="2"/></text:p>
      <text:p text:style-name="P1"><text:s text:c="2"/>pricing y ETL multimarketplace, con background en electrónica industrial. <text:s text:c="4"/></text:p>
      <text:p text:style-name="P1"><text:s text:c="2"/>RELEVANCIA_CLAVE: Web scraping &amp; ETL multi-fuente (6 marketplaces EU, eBay <text:s text:c="3"/></text:p>
      <text:p text:style-name="P1"><text:s text:c="2"/>API OAuth, compliance GDPR/ToS) | ML clasificación y scoring (TF-IDF+LogReg <text:s text:c="2"/></text:p>
      <text:p text:style-name="P1"><text:s text:c="2"/>96.5%, GradientBoosting AUC 0.918, SHAP) | SaaS B2C/B2B nicho: <text:s text:c="15"/></text:p>
      <text:p text:style-name="P1"><text:s text:c="2"/>IntelliSynthPrice en producción (Flask, Docker, Stripe, Telegram) | Datos <text:s text:c="4"/></text:p>
      <text:p text:style-name="P1"><text:s text:c="2"/>sintéticos calibrados (CTGAN/GaussianCopula/VAE, fuentes INE/BdE) | Audio ML <text:s/></text:p>
      <text:p text:style-name="P1"><text:s text:c="2"/>&amp; signal processing (MFCC, MDS, SysEx reverse engineering) | RAG local <text:s text:c="7"/></text:p>
      <text:p text:style-name="P1"><text:s text:c="2"/>(LangChain + Ollama + ChromaDB) | Automatización de procesos para PYMES <text:s text:c="6"/></text:p>
      <text:p text:style-name="P1"><text:s text:c="2"/>(pipelines bash, CRM básico, lead capture) | Prospección técnica consultiva <text:s text:c="2"/></text:p>
      <text:p text:style-name="P1"><text:s text:c="2"/>(análisis web → propuesta de valor datos/automatización) <text:s text:c="21"/></text:p>
      <text:p text:style-name="P1"><text:s text:c="2"/>ENCAJE_STRATEGY: PYMES sin equipo de datos que necesitan scraping, pricing <text:s text:c="3"/></text:p>
      <text:p text:style-name="P1"><text:s text:c="2"/>intelligence o automatización de procesos manuales. <text:s text:c="26"/></text:p>
      <text:p text:style-name="P1"><text:s text:c="2"/>KEYWORDS_CRAWLER: python, flask, docker, sqlite, scikit-learn, web scraping, <text:s/></text:p>
      <text:p text:style-name="P1"><text:s text:c="2"/>etl pipeline, pricing intelligence, market monitoring, ml clasificación, <text:s text:c="5"/></text:p>
      <text:p text:style-name="P1"><text:s text:c="2"/>credit scoring, shap, gradient boosting, datos sintéticos, telegram bot, <text:s text:c="5"/></text:p>
      <text:p text:style-name="P1"><text:s text:c="2"/>stripe api, hetzner, linux bash, rest api, b2b saas, freelance data, analista </text:p>
      <text:p text:style-name="P1"><text:s text:c="3"/>datos autónomo, pyme sin datos, automatización procesos, segunda mano, <text:s text:c="6"/></text:p>
      <text:p text:style-name="P1"><text:s text:c="2"/>marketplace, audio ml, mfcc, signal processing, rag langchain, ollama, <text:s text:c="7"/></text:p>
      <text:p text:style-name="P1"><text:s text:c="2"/>compliance gdpr, ebay api, remote españa, career changer, superbooth <text:s text:c="9"/></text:p>
      <text:p text:style-name="P1"><text:soft-page-break/><text:s text:c="2"/>RESUMEN_CONTEXTO: Alberto, Barcelona/Tarragona. Transición de electrónica <text:s text:c="4"/></text:p>
      <text:p text:style-name="P1"><text:s text:c="2"/>industrial a data science. Proyecto estrella: IntelliSynthPrice — plataforma <text:s/></text:p>
      <text:p text:style-name="P1"><text:s text:c="2"/>SaaS de inteligencia de precios de sintetizadores de segunda mano, en <text:s text:c="8"/></text:p>
      <text:p text:style-name="P1"><text:s text:c="2"/>producción. Scraping de 6 marketplaces europeos, 23K+ observaciones, <text:s text:c="9"/></text:p>
      <text:p text:style-name="P1"><text:s text:c="2"/>clasificador ML 96.5%, sistema de Bounties con Stripe, alertas Telegram. <text:s text:c="5"/></text:p>
      <text:p text:style-name="P1"><text:s text:c="2"/>Modelo híbrido suscripción+bounty, tier Dealer 49€/mes. Soft launch previsto <text:s/></text:p>
      <text:p text:style-name="P1"><text:s text:c="2"/>en Superbooth Berlín (mayo 2026). Segundo proyecto relevante: WealthOptimizer </text:p>
      <text:p text:style-name="P1"><text:s text:c="3"/>— pipeline de credit scoring con GradientBoosting (AUC 0.918), SHAP, datos <text:s text:c="2"/></text:p>
      <text:p text:style-name="P1"><text:s text:c="2"/>sintéticos calibrados con INE/BdE. Concluido en fase técnica tras evaluar <text:s text:c="4"/></text:p>
      <text:p text:style-name="P1"><text:s text:c="2"/>complejidad regulatoria financiera. Perfil LinkedIn orientado a Audio ML <text:s text:c="5"/></text:p>
      <text:p text:style-name="P1"><text:s text:c="2"/>Developer con outreach a Sonible, iZotope, Native Instruments. RAG local con <text:s/></text:p>
      <text:p text:style-name="P1"><text:s text:c="2"/>LangChain+Ollama+ChromaDB para corpus de transcripciones. Prospección activa: </text:p>
      <text:p text:style-name="P1"><text:s text:c="3"/>análisis técnico de webs de PYMES (Condal Computer, BioPlace, Macaque Group) </text:p>
      <text:p text:style-name="P1"><text:s text:c="3"/>para ofrecer servicios de datos y automatización. Stack verificable: Python, </text:p>
      <text:p text:style-name="P1"><text:s text:c="3"/>Flask, Docker, SQLite WAL, Scikit-learn, Pandas, BeautifulSoup, Stripe API, <text:s/></text:p>
      <text:p text:style-name="P1"><text:s text:c="2"/>Telegram Bot API, Linux/Bash, Git. Formación: Máster BI IEBS, Google Data <text:s text:c="4"/></text:p>
      <text:p text:style-name="P1"><text:s text:c="2"/>Analytics, Google BI, Dataquest Data Scientist Python. Sin empleo formal en <text:s text:c="2"/></text:p>
      <text:p text:style-name="P1"><text:s text:c="2"/>datos; toda la experiencia es independiente y autodidacta. <text:s text:c="19"/></text:p>
      <text:p text:style-name="P1"><text:s text:c="80"/></text:p>
      <text:p text:style-name="P1"><text:s text:c="2"/>REGLAS: Cero preámbulos/explicaciones. Máx 150 palabras. Output estrictamente </text:p>
      <text:p text:style-name="P1"><text:s text:c="3"/>en las 5 secciones. Si superas límite, trunca priorizando 2, 3 y 4., ¿está <text:s text:c="2"/></text:p>
      <text:p text:style-name="P1"><text:s text:c="2"/>clara la idea? <text:s text:c="63"/></text:p>
      <text:p text:style-name="P1"/>
      <text:p text:style-name="P1">● 1. SEARCH_LOGIC: (CCAA) + ("sector" OR "distribución") + ("pyme" OR "empresa")</text:p>
      <text:p text:style-name="P1"><text:s text:c="3"/>site:infocif.es OR linkedin.com/company <text:s text:c="36"/></text:p>
      <text:p text:style-name="P1"><text:s text:c="2"/>2. DB_SCHEMA:</text:p>
      <text:p text:style-name="P1"><text:s text:c="2"/>empresa|ccaa|sector|contacto_nombre|contacto_email|cargo|web|fuente <text:s text:c="10"/></text:p>
      <text:p text:style-name="P1"><text:s text:c="2"/>3. WEB_AUDIT_FOCUS: Stack visible, precios estáticos sin fecha, catálogos PDF,</text:p>
      <text:p text:style-name="P1"><text:s text:c="3"/>formularios sin CRM, ausencia de API pública, datos de producto no <text:s text:c="10"/></text:p>
      <text:p text:style-name="P1"><text:s text:c="2"/>estructurados. <text:s/></text:p>
      <text:p text:style-name="P1"><text:s text:c="2"/>4. PITCH_TEMPLATE: "Hola [Nombre], vi que [web tiene catálogo PDF/precios sin </text:p>
      <text:p text:style-name="P1"><text:s text:c="2"/>actualizar]. Detecté [proceso manual concreto]. Como developer Python <text:s text:c="8"/></text:p>
      <text:p text:style-name="P1"><text:s text:c="2"/>especializado en ETL y automatización para PYMEs, resuelvo esto con</text:p>
      <text:p text:style-name="P1"><text:s text:c="2"/>scraping+pipeline estructurado. Ejemplo real: IntelliSynthPrice. ¿15 min?" <text:s text:c="3"/></text:p>
      <text:p text:style-name="P1"><text:s text:c="2"/>5. EXECUTION_FLOW: Crawler directorios → SQLite → scraping web → LLM audit gap</text:p>
      <text:p text:style-name="P1"><text:s text:c="3"/>→ pitch personalizado → outreach manual ≤30/día. <text:s text:c="28"/></text:p>
      <text:p text:style-name="P1"><text:s text:c="3"/></text:p>
      <text:p text:style-name="P1">❯ la SEARCH_LOGIC debería incluir tambien startups y empresas (pequeñas o <text:s text:c="6"/></text:p>
      <text:p text:style-name="P1"><text:s text:c="2"/>medianas) tecnológicas que se adapten a mi perfil. el WEB_AUDIT_FOCUS es <text:s text:c="5"/></text:p>
      <text:p text:style-name="P1"><text:s text:c="2"/>correcto aun y así el objetivo utilizar todo aquello que me permita construir </text:p>
      <text:p text:style-name="P1"><text:s text:c="3"/>un perfil de la empresa, siempre con la mayor precisión para mas tarde <text:s text:c="6"/></text:p>
      <text:p text:style-name="P1"><text:s text:c="2"/>ofrecer una o varias soluciones. El EXECUTION_FLOW me gusta, los directorios <text:s/></text:p>
      <text:p text:style-name="P1"><text:s text:c="2"/>son un buen lugar para obtener direcciones pero despues habría que ir a las <text:s text:c="2"/></text:p>
      <text:p text:style-name="P1"><text:s text:c="2"/>paginas y analizar esas las paginas para mas tarde construir los informes que </text:p>
      <text:p text:style-name="P1"><text:s text:c="3"/>me permitan saber donde y como puedo entablar una conversación. ¿queda <text:s text:c="6"/></text:p>
      <text:p text:style-name="P1"><text:s text:c="2"/>claro? <text:s text:c="71"/></text:p>
      <text:p text:style-name="P1"><text:s text:c="80"/></text:p>
      <text:p text:style-name="P1">● Sí, queda claro. Resumiendo los tres ajustes: <text:s text:c="32"/></text:p>
      <text:p text:style-name="P1"><text:s text:c="43"/></text:p>
      <text:p text:style-name="P1"><text:s text:c="2"/>- SEARCH_LOGIC: ampliar a startups y tech PYMEs (SaaS, herramientas B2B, <text:s text:c="5"/></text:p>
      <text:p text:style-name="P1"><text:s text:c="2"/>marketplaces nicho) además de sectores tradicionales, usando LinkedIn y <text:s text:c="6"/></text:p>
      <text:p text:style-name="P1"><text:s text:c="2"/>directorios como Crunchbase/Product Hunt España. <text:s text:c="29"/></text:p>
      <text:p text:style-name="P1"><text:s text:c="2"/>- WEB_AUDIT_FOCUS: el scraping de la web no es para detectar gaps solamente, <text:s/></text:p>
      <text:p text:style-name="P1"><text:s text:c="2"/>es para construir un perfil completo de la empresa (tech stack, madurez <text:s text:c="6"/></text:p>
      <text:p text:style-name="P1"><text:s text:c="2"/>digital, señales de proceso manual, estructura de producto/precio, equipo</text:p>
      <text:p text:style-name="P1"><text:s text:c="2"/>visible) que alimenta el informe previo al pitch. <text:s text:c="28"/></text:p>
      <text:p text:style-name="P1"><text:s text:c="2"/>- EXECUTION_FLOW: el flujo es en dos fases — primero directorios para obtener</text:p>
      <text:p text:style-name="P1"><text:s text:c="2"/>leads, luego crawling individual de cada web para construir el informe de <text:s text:c="4"/></text:p>
      <text:p text:style-name="P1"><text:s text:c="2"/>empresa, y solo después el pitch personalizado basado en ese informe.</text:p>
      <text:p text:style-name="P1"><text:s text:c="80"/></text:p>
      <text:p text:style-name="P1"><text:s text:c="2"/>¿Quieres que reformule las 5 secciones con estos ajustes y te devuelva el <text:s text:c="4"/></text:p>
      <text:p text:style-name="P1"><text:s text:c="2"/>bloque definitivo? Una vez lo validemos, podemos pasar a diseñar la</text:p>
      <text:p text:style-name="P1"><text:soft-page-break/><text:s text:c="2"/>arquitectura del proyecto. <text:s text:c="51"/></text:p>
      <text:p text:style-name="P1"><text:s text:c="18"/></text:p>
      <text:p text:style-name="P1">❯ si <text:s text:c="75"/></text:p>
      <text:p text:style-name="P1"><text:s text:c="54"/></text:p>
      <text:p text:style-name="P1">● 1. SEARCH_LOGIC: (CCAA) + ("sector" OR "SaaS" OR "marketplace" OR "software") </text:p>
      <text:p text:style-name="P1"><text:s text:c="2"/>+ ("startup" OR "pyme" OR "empresa") site:infocif.es OR linkedin.com/company <text:s/></text:p>
      <text:p text:style-name="P1"><text:s text:c="2"/>OR crunchbase.com <text:s text:c="60"/></text:p>
      <text:p text:style-name="P1"><text:s text:c="2"/>2. DB_SCHEMA:</text:p>
      <text:p text:style-name="P1"><text:s text:c="2"/>empresa|ccaa|sector|contacto_nombre|contacto_email|cargo|web|fuente <text:s text:c="10"/></text:p>
      <text:p text:style-name="P1"><text:s text:c="2"/>3. WEB_AUDIT_FOCUS: Stack visible, CMS, formularios, precios estáticos,</text:p>
      <text:p text:style-name="P1"><text:s text:c="2"/>catálogos PDF, ausencia API/CRM, madurez digital, estructura producto/equipo, </text:p>
      <text:p text:style-name="P1"><text:s text:c="2"/>señales de proceso manual. Objetivo: perfil completo de empresa.</text:p>
      <text:p text:style-name="P1"><text:s text:c="2"/>4. PITCH_TEMPLATE: "Hola [Nombre], vi que [detalle concreto del informe]. <text:s text:c="4"/></text:p>
      <text:p text:style-name="P1"><text:s text:c="2"/>Detecté [gap específico]. Como developer Python especializado en ETL y <text:s text:c="7"/></text:p>
      <text:p text:style-name="P1"><text:s text:c="2"/>automatización para PYMEs, resuelvo esto con [solución vinculada al perfil].</text:p>
      <text:p text:style-name="P1"><text:s text:c="2"/>Ejemplo: IntelliSynthPrice. ¿15 min?" <text:s text:c="40"/></text:p>
      <text:p text:style-name="P1"><text:s text:c="2"/>5. EXECUTION_FLOW: Directorios → SQLite leads → crawling web individual → LLM</text:p>
      <text:p text:style-name="P1"><text:s text:c="2"/>genera informe empresa → pitch personalizado → outreach manual ≤30/día. <text:s text:c="6"/></text:p>
      <text:p text:style-name="P1"><text:s text:c="3"/></text:p>
      <text:p text:style-name="P1"><text:s text:c="2"/>--- <text:s text:c="74"/></text:p>
      <text:p text:style-name="P1"><text:s text:c="2"/>¿Validamos esto como base y arrancamos con la arquitectura del proyecto?</text:p>
      <text:p text:style-name="P1"><text:s text:c="80"/></text:p>
      <text:p text:style-name="P1">❯ en el DB_SCHEMA añadiría las redes sociales que la empresa pueda tener, eso <text:s text:c="2"/></text:p>
      <text:p text:style-name="P1"><text:s text:c="2"/>nos puede dar una información mucho mas granular de que es lo que hacen en <text:s text:c="3"/></text:p>
      <text:p text:style-name="P1"><text:s text:c="2"/>ese último momento. El PITCH_TEMPLATE lo dejaría en ultima posición ya que <text:s text:c="3"/></text:p>
      <text:p text:style-name="P1"><text:s text:c="2"/>dependerá del contenido de cada pagina y me gustaría elaborarlo com mas <text:s text:c="6"/></text:p>
      <text:p text:style-name="P1"><text:s text:c="2"/>detalle cuando llegue el momento. <text:s text:c="44"/></text:p>
      <text:p text:style-name="P1"><text:s text:c="80"/></text:p>
      <text:p text:style-name="P1">● Anotado. Dos ajustes concretos: <text:s text:c="46"/></text:p>
      <text:p text:style-name="P1"/>
      <text:p text:style-name="P1"><text:s text:c="2"/>- DB_SCHEMA: añadir campos de redes sociales <text:s text:c="33"/></text:p>
      <text:p text:style-name="P1"><text:s text:c="2"/>(linkedin_url|twitter_x|instagram|facebook|youtube) para capturar actividad</text:p>
      <text:p text:style-name="P1"><text:s text:c="2"/>reciente y granularidad de producto/equipo/cultura. <text:s text:c="26"/></text:p>
      <text:p text:style-name="P1"><text:s text:c="2"/>- PITCH_TEMPLATE: lo movemos al paso final del flujo, se construye ad-hoc por</text:p>
      <text:p text:style-name="P1"><text:s text:c="2"/>empresa a partir del informe generado por el LLM. No es plantilla fija sino <text:s text:c="2"/></text:p>
      <text:p text:style-name="P1"><text:s text:c="2"/>output del proceso de análisis.</text:p>
      <text:p text:style-name="P1"><text:s text:c="80"/></text:p>
      <text:p text:style-name="P1"><text:s text:c="2"/>El flujo revisado quedaría:</text:p>
      <text:p text:style-name="P1"/>
      <text:p text:style-name="P1"><text:s text:c="2"/>Directorios → SQLite leads</text:p>
      <text:p text:style-name="P1"><text:s text:c="2"/>→ Crawling web individual (stack, estructura, señales)</text:p>
      <text:p text:style-name="P1"><text:s text:c="2"/>→ Scraping RRSS (actividad reciente, tono, producto) <text:s text:c="25"/></text:p>
      <text:p text:style-name="P1"><text:s text:c="2"/>→ LLM genera informe empresa <text:s text:c="49"/></text:p>
      <text:p text:style-name="P1"><text:s text:c="2"/>→ Pitch personalizado por empresa <text:s text:c="44"/></text:p>
      <text:p text:style-name="P1"><text:s text:c="2"/>→ Outreach manual ≤30/día <text:s text:c="52"/></text:p>
      <text:p text:style-name="P1"><text:s text:c="80"/></text:p>
      <text:p text:style-name="P1"><text:s text:c="2"/>¿Lo dejamos así y arrancamos con la arquitectura técnica del proyecto? <text:s text:c="7"/></text:p>
      <text:p text:style-name="P1"><text:s text:c="3"/></text:p>
      <text:p text:style-name="P1">❯ ademas me gustaría incorporar un script en el pipeline, el script descarga <text:s text:c="3"/></text:p>
      <text:p text:style-name="P1"><text:s text:c="2"/>las transcripciones de los videos de un canal de youtube, de esta manera toda </text:p>
      <text:p text:style-name="P1"><text:s text:c="3"/>esa informacion aporta un conocimiento muy profundo y relevante sobre ese <text:s text:c="3"/></text:p>
      <text:p text:style-name="P1"><text:s text:c="2"/>canal (lo hize para implementarlo en un RAG personal) si existiera contenido <text:s/></text:p>
      <text:p text:style-name="P1"><text:s text:c="2"/>en ese canal sería una buena forma de extraer información extra sobre que <text:s text:c="4"/></text:p>
      <text:p text:style-name="P1"><text:s text:c="2"/>actividades hacen, en que están especializados y en que no lo están. ¿tiene <text:s text:c="2"/></text:p>
      <text:p text:style-name="P1"><text:s text:c="2"/>sentido? <text:s text:c="69"/></text:p>
      <text:p text:style-name="P1"><text:s text:c="80"/></text:p>
      <text:p text:style-name="P1">● Tiene todo el sentido. Las transcripciones de YouTube son una fuente de señal </text:p>
      <text:p text:style-name="P1"><text:s text:c="2"/>muy rica y poco explotada en prospección:</text:p>
      <text:p text:style-name="P1"><text:s text:c="80"/></text:p>
      <text:p text:style-name="P1"><text:s text:c="2"/>- Una empresa con canal activo te dice qué vende, cómo lo explica y a quién se</text:p>
      <text:p text:style-name="P1"><text:s text:c="3"/>dirige con mucho más detalle que su web corporativa. <text:s text:c="24"/></text:p>
      <text:p text:style-name="P1"><text:s text:c="2"/>- Los títulos y descripciones de vídeos recientes revelan prioridades actuales</text:p>
      <text:p text:style-name="P1"><text:soft-page-break/><text:s text:c="3"/>(lanzamientos, problemas que resuelven, público objetivo). <text:s text:c="18"/></text:p>
      <text:p text:style-name="P1"><text:s text:c="2"/>- La transcripción completa permite que el LLM detecte gaps técnicos, </text:p>
      <text:p text:style-name="P1"><text:s text:c="2"/>terminología del sector y nivel de madurez digital con una precisión que <text:s text:c="5"/></text:p>
      <text:p text:style-name="P1"><text:s text:c="2"/>ningún otro scraping da.</text:p>
      <text:p text:style-name="P1"><text:s text:c="2"/>- Si el canal está inactivo o no existe, simplemente se registra como null en </text:p>
      <text:p text:style-name="P1"><text:s text:c="2"/>la BD y se continúa. <text:s text:c="57"/></text:p>
      <text:p text:style-name="P1"><text:s text:c="3"/></text:p>
      <text:p text:style-name="P1"><text:s text:c="2"/>Encaja perfectamente con tu experiencia previa con el RAG — reutilizas la <text:s text:c="4"/></text:p>
      <text:p text:style-name="P1"><text:s text:c="2"/>lógica de descarga de transcripciones que ya tienes, la conectas al pipeline</text:p>
      <text:p text:style-name="P1"><text:s text:c="2"/>como un paso opcional condicionado a que exista youtube_url en la BD. <text:s text:c="8"/></text:p>
      <text:p text:style-name="P1"><text:s text:c="18"/></text:p>
      <text:p text:style-name="P1"><text:s text:c="2"/>El flujo actualizado:</text:p>
      <text:p text:style-name="P1"/>
      <text:p text:style-name="P1"><text:s text:c="2"/>Directorios → SQLite leads</text:p>
      <text:p text:style-name="P1"><text:s text:c="2"/>→ Crawling web (stack, estructura, señales)</text:p>
      <text:p text:style-name="P1"><text:s text:c="2"/>→ Scraping RRSS (actividad reciente, tono, producto)</text:p>
      <text:p text:style-name="P1"><text:s text:c="2"/>→ Descarga transcripciones YouTube (si canal existe) <text:s text:c="25"/></text:p>
      <text:p text:style-name="P1"><text:s text:c="2"/>→ LLM genera informe empresa (web + RRSS + transcripciones)</text:p>
      <text:p text:style-name="P1"><text:s text:c="2"/>→ Pitch personalizado por empresa <text:s text:c="44"/></text:p>
      <text:p text:style-name="P1"><text:s text:c="2"/>→ Outreach manual ≤30/día</text:p>
      <text:p text:style-name="P1"><text:s text:c="80"/></text:p>
      <text:p text:style-name="P1"><text:s text:c="2"/>¿Arrancamos con la arquitectura técnica? <text:s text:c="37"/></text:p>
      <text:p text:style-name="P1"><text:s text:c="80"/></text:p>
      <text:p text:style-name="P1">❯ antes de arrancar. Quiero saber que es necesario para extraer la información <text:s/></text:p>
      <text:p text:style-name="P1"><text:s text:c="2"/>(en caso de que existiera ) de fuentes como: <text:s text:c="33"/></text:p>
      <text:p text:style-name="P1"><text:s text:c="2"/>"linkedin_url|twitter_x|instagram|facebook|youtube" (youtube ya lo tengo). <text:s text:c="3"/></text:p>
      <text:p text:style-name="P1"><text:s text:c="2"/>para tener una idea completa de la empresa y almacenarlo todo (quizas un RAG <text:s/></text:p>
      <text:p text:style-name="P1"><text:s text:c="2"/>o no, eso deberiamos evaluarlo). ¿tiene sentido? <text:s text:c="29"/></text:p>
      <text:p text:style-name="P1"><text:s text:c="80"/></text:p>
      <text:p text:style-name="P1">● Tiene sentido evaluarlo antes de arrancar. Déjame darte un diagnóstico honesto</text:p>
      <text:p text:style-name="P1"><text:s text:c="3"/>por fuente: <text:s text:c="65"/></text:p>
      <text:p text:style-name="P1"><text:s text:c="80"/></text:p>
      <text:p text:style-name="P1"><text:s text:c="2"/>---</text:p>
      <text:p text:style-name="P1"><text:s text:c="2"/>LinkedIn <text:s text:c="69"/></text:p>
      <text:p text:style-name="P1"><text:s text:c="2"/>La más valiosa para prospección B2B pero la más restrictiva. Scraping directo</text:p>
      <text:p text:style-name="P1"><text:s text:c="2"/>viola sus ToS y detectan bots agresivamente. Opciones reales: <text:s text:c="15"/></text:p>
      <text:p text:style-name="P1"><text:s text:c="2"/>- LinkedIn API oficial — acceso muy limitado sin partnership <text:s text:c="17"/></text:p>
      <text:p text:style-name="P1"><text:s text:c="2"/>- Scraping manual asistido (tu sesión autenticada + automatización ligera) —</text:p>
      <text:p text:style-name="P1"><text:s text:c="2"/>zona gris, riesgo de ban <text:s text:c="53"/></text:p>
      <text:p text:style-name="P1"><text:s text:c="2"/>- Phantombuster / Apollo / similar — herramientas de pago que gestionan el <text:s text:c="3"/></text:p>
      <text:p text:style-name="P1"><text:s text:c="2"/>riesgo <text:s text:c="71"/></text:p>
      <text:p text:style-name="P1"><text:s text:c="80"/></text:p>
      <text:p text:style-name="P1"><text:s text:c="2"/>Twitter/X <text:s text:c="6"/></text:p>
      <text:p text:style-name="P1"><text:s text:c="2"/>API gratuita prácticamente eliminada desde 2023. El tier básico de pago <text:s text:c="6"/></text:p>
      <text:p text:style-name="P1"><text:s text:c="2"/>(~100$/mes) da acceso muy limitado. Scraping sin API es frágil y viola ToS. <text:s text:c="2"/></text:p>
      <text:p text:style-name="P1"><text:s text:c="3"/></text:p>
      <text:p text:style-name="P1"><text:s text:c="2"/>Instagram <text:s text:c="68"/></text:p>
      <text:p text:style-name="P1"><text:s text:c="2"/>API oficial solo para cuentas propias. Scraping es detectable y bloqueado</text:p>
      <text:p text:style-name="P1"><text:s text:c="2"/>rápidamente. Valor para prospección B2B: bajo salvo sectores muy visuales. <text:s text:c="3"/></text:p>
      <text:p text:style-name="P1"><text:s text:c="3"/></text:p>
      <text:p text:style-name="P1"><text:s text:c="2"/>Facebook <text:s text:c="69"/></text:p>
      <text:p text:style-name="P1"><text:s text:c="2"/>Graph API muy restringida post-Cambridge Analytica. Valor B2B: bajo en</text:p>
      <text:p text:style-name="P1"><text:s text:c="2"/>general. <text:s text:c="69"/></text:p>
      <text:p text:style-name="P1"><text:s text:c="3"/></text:p>
      <text:p text:style-name="P1"><text:s text:c="2"/>YouTube <text:s text:c="70"/></text:p>
      <text:p text:style-name="P1"><text:s text:c="2"/>Ya lo tienes resuelto. Data API v3 gratuita, robusta, bien documentada.</text:p>
      <text:p text:style-name="P1"><text:s text:c="80"/></text:p>
      <text:p text:style-name="P1"><text:s text:c="2"/>---</text:p>
      <text:p text:style-name="P1"><text:s text:c="2"/>Conclusión práctica: <text:s text:c="57"/></text:p>
      <text:p text:style-name="P1"><text:s text:c="22"/></text:p>
      <text:p text:style-name="P1"><text:s text:c="2"/>┌───────────┬────────────┬───────────┬───────────────────────────────────┐</text:p>
      <text:p text:style-name="P1"><text:s text:c="2"/>│ <text:s/>Fuente <text:s text:c="2"/>│ Viabilidad │ Valor B2B │ <text:s text:c="7"/>Método recomendado <text:s text:c="8"/>│ <text:s text:c="3"/></text:p>
      <text:p text:style-name="P1"><text:soft-page-break/><text:s text:c="2"/>├───────────┼────────────┼───────────┼───────────────────────────────────┤</text:p>
      <text:p text:style-name="P1"><text:s text:c="2"/>│ YouTube <text:s text:c="2"/>│ Alta <text:s text:c="6"/>│ Alto <text:s text:c="5"/>│ API v3 (ya tienes) <text:s text:c="15"/>│ <text:s text:c="3"/></text:p>
      <text:p text:style-name="P1"><text:s text:c="2"/>├───────────┼────────────┼───────────┼───────────────────────────────────┤</text:p>
      <text:p text:style-name="P1"><text:s text:c="2"/>│ LinkedIn <text:s/>│ Media <text:s text:c="5"/>│ Muy alto <text:s/>│ Scraping ligero con sesión propia │ <text:s text:c="3"/></text:p>
      <text:p text:style-name="P1"><text:s text:c="2"/>├───────────┼────────────┼───────────┼───────────────────────────────────┤ <text:s text:c="3"/></text:p>
      <text:p text:style-name="P1"><text:s text:c="2"/>│ Twitter/X │ Baja <text:s text:c="6"/>│ Medio <text:s text:c="4"/>│ Descartable por coste/riesgo <text:s text:c="5"/>│ <text:s text:c="3"/></text:p>
      <text:p text:style-name="P1"><text:s text:c="2"/>├───────────┼────────────┼───────────┼───────────────────────────────────┤ <text:s text:c="3"/></text:p>
      <text:p text:style-name="P1"><text:s text:c="2"/>│ Instagram │ Baja <text:s text:c="6"/>│ Bajo <text:s text:c="5"/>│ Descartable para B2B <text:s text:c="13"/>│</text:p>
      <text:p text:style-name="P1"><text:s text:c="2"/>├───────────┼────────────┼───────────┼───────────────────────────────────┤ <text:s text:c="3"/></text:p>
      <text:p text:style-name="P1"><text:s text:c="2"/>│ Facebook <text:s/>│ Baja <text:s text:c="6"/>│ Bajo <text:s text:c="5"/>│ Descartable para B2B <text:s text:c="13"/>│</text:p>
      <text:p text:style-name="P1"><text:s text:c="2"/>└───────────┴────────────┴───────────┴───────────────────────────────────┘ <text:s text:c="3"/></text:p>
      <text:p text:style-name="P1"><text:s text:c="18"/></text:p>
      <text:p text:style-name="P1"><text:s text:c="2"/>Recomendación: centrarse en YouTube + LinkedIn como fuentes enriquecidas, el <text:s/></text:p>
      <text:p text:style-name="P1"><text:s text:c="2"/>resto como campos opcionales que se rellenan si hay URL pública accesible sin</text:p>
      <text:p text:style-name="P1"><text:s text:c="2"/>autenticación (página pública de empresa en LinkedIn, por ejemplo). <text:s text:c="10"/></text:p>
      <text:p text:style-name="P1"><text:s text:c="18"/></text:p>
      <text:p text:style-name="P1"><text:s text:c="2"/>---</text:p>
      <text:p text:style-name="P1"><text:s text:c="2"/>Sobre almacenamiento (RAG vs no RAG):</text:p>
      <text:p text:style-name="P1"><text:s text:c="80"/></text:p>
      <text:p text:style-name="P1"><text:s text:c="2"/>La pregunta clave es: ¿qué vas a hacer con el contenido?</text:p>
      <text:p text:style-name="P1"><text:s text:c="80"/></text:p>
      <text:p text:style-name="P1"><text:s text:c="2"/>- Si el LLM va a generar un informe por empresa → no necesitas RAG, el <text:s text:c="7"/></text:p>
      <text:p text:style-name="P1"><text:s text:c="2"/>contenido va directo al contexto del prompt. <text:s text:c="33"/></text:p>
      <text:p text:style-name="P1"><text:s text:c="2"/>- Si vas a consultar el corpus de forma transversal (ej: "¿qué empresas <text:s text:c="6"/></text:p>
      <text:p text:style-name="P1"><text:s text:c="2"/>mencionan Kubernetes?") → ahí sí tiene sentido un RAG con ChromaDB que ya <text:s text:c="4"/></text:p>
      <text:p text:style-name="P1"><text:s text:c="2"/>conoces.</text:p>
      <text:p text:style-name="P1"><text:s text:c="80"/></text:p>
      <text:p text:style-name="P1"><text:s text:c="2"/>¿Evaluamos esto antes de decidir la arquitectura de almacenamiento? <text:s text:c="10"/></text:p>
      <text:p text:style-name="P1"><text:s text:c="3"/></text:p>
      <text:p text:style-name="P1">❯ seguiré con la recomendación que me has dado. en relación al RAG lo que <text:s text:c="6"/></text:p>
      <text:p text:style-name="P1"><text:s text:c="2"/>podríamos hacer es guardar esa información de cara a poder implementarla en <text:s text:c="2"/></text:p>
      <text:p text:style-name="P1"><text:s text:c="2"/>un futuro, porque es muy valiosa. <text:s text:c="44"/></text:p>
      <text:p text:style-name="P1"><text:s text:c="80"/></text:p>
      <text:p text:style-name="P1">● Perfecto. Entonces el enfoque queda así: <text:s text:c="37"/></text:p>
      <text:p text:style-name="P1"><text:s text:c="80"/></text:p>
      <text:p text:style-name="P1"><text:s text:c="2"/>Fuentes activas: YouTube (API v3) + LinkedIn (scraping ligero con sesión <text:s text:c="5"/></text:p>
      <text:p text:style-name="P1"><text:s text:c="2"/>propia) + web corporativa.</text:p>
      <text:p text:style-name="P1"><text:s text:c="80"/></text:p>
      <text:p text:style-name="P1"><text:s text:c="2"/>Almacenamiento: SQLite para datos estructurados (leads, perfiles, métricas) + </text:p>
      <text:p text:style-name="P1"><text:s text:c="2"/>ficheros de texto/markdown por empresa para el contenido no estructurado</text:p>
      <text:p text:style-name="P1"><text:s text:c="2"/>(transcripciones, posts, contenido web). Esto deja la puerta abierta a indexar</text:p>
      <text:p text:style-name="P1"><text:s text:c="3"/>en ChromaDB en cualquier momento sin rehacer nada.</text:p>
      <text:p text:style-name="P1"/>
      <text:p text:style-name="P1"><text:s text:c="2"/>data/</text:p>
      <text:p text:style-name="P1"><text:s text:c="2"/>├── pipeline.db <text:s text:c="9"/>— datos estructurados (leads, audits, RRSS)</text:p>
      <text:p text:style-name="P1"><text:s text:c="2"/>├── raw/</text:p>
      <text:p text:style-name="P1"><text:s text:c="2"/>│ <text:s text:c="2"/>└── {empresa_id}/ <text:s text:c="56"/></text:p>
      <text:p text:style-name="P1"><text:s text:c="2"/>│ <text:s text:c="6"/>├── web.txt <text:s text:c="5"/>— contenido scrapeado de la web</text:p>
      <text:p text:style-name="P1"><text:s text:c="2"/>│ <text:s text:c="6"/>├── linkedin.txt — posts/info LinkedIn <text:s text:c="31"/></text:p>
      <text:p text:style-name="P1"><text:s text:c="2"/>│ <text:s text:c="6"/>└── youtube/</text:p>
      <text:p text:style-name="P1"><text:s text:c="2"/>│ <text:s text:c="10"/>└── {video_id}.txt <text:s/>— transcripción por vídeo <text:s text:c="20"/></text:p>
      <text:p text:style-name="P1"><text:s text:c="80"/></text:p>
      <text:p text:style-name="P1"><text:s text:c="2"/>Así cuando decidas implementar el RAG, ChromaDB simplemente indexa raw/ sin <text:s text:c="2"/></text:p>
      <text:p text:style-name="P1"><text:s text:c="2"/>tocar la arquitectura. <text:s text:c="55"/></text:p>
      <text:p text:style-name="P1"><text:s text:c="80"/></text:p>
      <text:p text:style-name="P1"><text:s text:c="2"/>¿Arrancamos con el diseño técnico completo del proyecto? <text:s text:c="21"/></text:p>
      <text:p text:style-name="P1"><text:s text:c="3"/></text:p>
      <text:p text:style-name="P1">❯ si <text:s text:c="75"/></text:p>
      <text:p text:style-name="P1"><text:s text:c="18"/></text:p>
      <text:p text:style-name="P1">● Antes de crear nada, te presento el diseño completo para que lo valides. <text:s text:c="5"/></text:p>
      <text:p text:style-name="P1"><text:s text:c="80"/></text:p>
      <text:p text:style-name="P1"><text:s text:c="2"/>--- <text:s text:c="74"/></text:p>
      <text:p text:style-name="P1"><text:soft-page-break/><text:s text:c="2"/>Nombre propuesto: prospector <text:s text:c="49"/></text:p>
      <text:p text:style-name="P1"><text:s text:c="80"/></text:p>
      <text:p text:style-name="P1"><text:s text:c="2"/>--- <text:s text:c="12"/></text:p>
      <text:p text:style-name="P1"><text:s text:c="2"/>Estructura de ficheros <text:s text:c="55"/></text:p>
      <text:p text:style-name="P1"><text:s text:c="80"/></text:p>
      <text:p text:style-name="P1"><text:s text:c="2"/>prospector/</text:p>
      <text:p text:style-name="P1"><text:s text:c="2"/>├── db/ <text:s text:c="70"/></text:p>
      <text:p text:style-name="P1"><text:s text:c="2"/>│ <text:s text:c="2"/>├── schema.sql</text:p>
      <text:p text:style-name="P1"><text:s text:c="2"/>│ <text:s text:c="2"/>└── init_db.py</text:p>
      <text:p text:style-name="P1"><text:s text:c="2"/>├── pipeline/</text:p>
      <text:p text:style-name="P1"><text:s text:c="2"/>│ <text:s text:c="2"/>├── run.py</text:p>
      <text:p text:style-name="P1"><text:s text:c="2"/>│ <text:s text:c="2"/>├── phase_a/ <text:s text:c="61"/></text:p>
      <text:p text:style-name="P1"><text:s text:c="2"/>│ <text:s text:c="2"/>│ <text:s text:c="2"/>└── discover.py <text:s text:c="6"/>— búsqueda en directorios → leads</text:p>
      <text:p text:style-name="P1"><text:s text:c="2"/>│ <text:s text:c="2"/>├── phase_b/ <text:s text:c="61"/></text:p>
      <text:p text:style-name="P1"><text:s text:c="2"/>│ <text:s text:c="2"/>│ <text:s text:c="2"/>├── web_audit.py <text:s text:c="5"/>— crawling web + detección stack</text:p>
      <text:p text:style-name="P1"><text:s text:c="2"/>│ <text:s text:c="2"/>│ <text:s text:c="2"/>├── linkedin.py <text:s text:c="6"/>— scraping ligero página empresa <text:s text:c="15"/></text:p>
      <text:p text:style-name="P1"><text:s text:c="2"/>│ <text:s text:c="2"/>│ <text:s text:c="2"/>└── youtube.py <text:s text:c="7"/>— descarga transcripciones</text:p>
      <text:p text:style-name="P1"><text:s text:c="2"/>│ <text:s text:c="2"/>├── phase_c/ <text:s text:c="61"/></text:p>
      <text:p text:style-name="P1"><text:s text:c="2"/>│ <text:s text:c="2"/>│ <text:s text:c="2"/>└── report.py <text:s text:c="8"/>— LLM genera informe por empresa</text:p>
      <text:p text:style-name="P1"><text:s text:c="2"/>│ <text:s text:c="2"/>└── phase_d/ <text:s text:c="61"/></text:p>
      <text:p text:style-name="P1"><text:s text:c="2"/>│ <text:s text:c="6"/>└── outreach.py <text:s text:c="6"/>— registro y seguimiento de contactos</text:p>
      <text:p text:style-name="P1"><text:s text:c="2"/>├── data/ <text:s text:c="68"/></text:p>
      <text:p text:style-name="P1"><text:s text:c="2"/>│ <text:s text:c="2"/>├── pipeline.db</text:p>
      <text:p text:style-name="P1"><text:s text:c="2"/>│ <text:s text:c="2"/>└── raw/ <text:s text:c="65"/></text:p>
      <text:p text:style-name="P1"><text:s text:c="2"/>│ <text:s text:c="6"/>└── {empresa_id}/</text:p>
      <text:p text:style-name="P1"><text:s text:c="2"/>│ <text:s text:c="10"/>├── web.txt <text:s text:c="54"/></text:p>
      <text:p text:style-name="P1"><text:s text:c="2"/>│ <text:s text:c="10"/>├── linkedin.txt</text:p>
      <text:p text:style-name="P1"><text:s text:c="2"/>│ <text:s text:c="10"/>└── youtube/ <text:s text:c="53"/></text:p>
      <text:p text:style-name="P1"><text:s text:c="2"/>│ <text:s text:c="14"/>└── {video_id}.txt</text:p>
      <text:p text:style-name="P1"><text:s text:c="2"/>├── reports/</text:p>
      <text:p text:style-name="P1"><text:s text:c="2"/>│ <text:s text:c="2"/>└── {empresa_id}.md</text:p>
      <text:p text:style-name="P1"><text:s text:c="2"/>├── docs/</text:p>
      <text:p text:style-name="P1"><text:s text:c="2"/>│ <text:s text:c="2"/>├── README.md <text:s text:c="60"/></text:p>
      <text:p text:style-name="P1"><text:s text:c="2"/>│ <text:s text:c="2"/>├── TECHNICAL.md</text:p>
      <text:p text:style-name="P1"><text:s text:c="2"/>│ <text:s text:c="2"/>├── DECISIONS.md <text:s text:c="57"/></text:p>
      <text:p text:style-name="P1"><text:s text:c="2"/>│ <text:s text:c="2"/>├── JOURNAL.md</text:p>
      <text:p text:style-name="P1"><text:s text:c="2"/>│ <text:s text:c="2"/>└── TODO.md</text:p>
      <text:p text:style-name="P1"><text:s text:c="2"/>├── requirements.txt</text:p>
      <text:p text:style-name="P1"><text:s text:c="2"/>├── .env.example</text:p>
      <text:p text:style-name="P1"><text:s text:c="2"/>└── .gitignore <text:s text:c="63"/></text:p>
      <text:p text:style-name="P1"><text:s text:c="3"/></text:p>
      <text:p text:style-name="P1"><text:s text:c="2"/>--- <text:s text:c="74"/></text:p>
      <text:p text:style-name="P1"><text:s text:c="2"/>Base de datos: 7 tablas</text:p>
      <text:p text:style-name="P1"/>
      <text:p text:style-name="P1"><text:s text:c="2"/>leads <text:s text:c="8"/>— empresa, ccaa, sector, web, fuente, status</text:p>
      <text:p text:style-name="P1"><text:s text:c="2"/>contactos <text:s text:c="4"/>— nombre, email, cargo, linkedin_url → FK leads <text:s text:c="16"/></text:p>
      <text:p text:style-name="P1"><text:s text:c="2"/>rrss <text:s text:c="9"/>— linkedin_url, twitter_x, instagram, facebook, youtube_url → FK</text:p>
      <text:p text:style-name="P1"><text:s text:c="3"/>leads <text:s text:c="71"/></text:p>
      <text:p text:style-name="P1"><text:s text:c="2"/>web_audit <text:s text:c="4"/>— tech_stack, señales de proceso manual, path raw/web.txt → FK <text:s/></text:p>
      <text:p text:style-name="P1"><text:s text:c="2"/>leads <text:s text:c="72"/></text:p>
      <text:p text:style-name="P1"><text:s text:c="2"/>youtube_videos — video_id, título, path transcripción → FK leads</text:p>
      <text:p text:style-name="P1"><text:s text:c="2"/>reports <text:s text:c="6"/>— path informe .md, gap_summary, fit_score 0-1 → FK leads <text:s text:c="6"/></text:p>
      <text:p text:style-name="P1"><text:s text:c="2"/>outreach <text:s text:c="5"/>— canal, status, fecha, notas → FK leads</text:p>
      <text:p text:style-name="P1"><text:s text:c="2"/>run_log <text:s text:c="6"/>— fase, status, mensaje (igual que BioPlace) <text:s text:c="19"/></text:p>
      <text:p text:style-name="P1"><text:s text:c="18"/></text:p>
      <text:p text:style-name="P1"><text:s text:c="2"/>--- <text:s text:c="74"/></text:p>
      <text:p text:style-name="P1"><text:s text:c="2"/>Las 4 fases <text:s text:c="4"/></text:p>
      <text:p text:style-name="P1"><text:s text:c="80"/></text:p>
      <text:p text:style-name="P1"><text:s text:c="2"/>Fase A — Descubrimiento</text:p>
      <text:p text:style-name="P1"><text:s text:c="2"/>SerpAPI con queries booleanas sobre directorios (infocif.es, LinkedIn, <text:s text:c="7"/></text:p>
      <text:p text:style-name="P1"><text:s text:c="2"/>Crunchbase). LLM valida si la empresa encaja con tu perfil. Guarda en leads. <text:s/></text:p>
      <text:p text:style-name="P1"><text:s text:c="3"/></text:p>
      <text:p text:style-name="P1"><text:soft-page-break/><text:s text:c="2"/>Fase B — Enriquecimiento (3 módulos paralelos) <text:s text:c="31"/></text:p>
      <text:p text:style-name="P1"><text:s text:c="2"/>- web_audit.py: crawl web, detecta stack (headers, meta, scripts visibles),</text:p>
      <text:p text:style-name="P1"><text:s text:c="2"/>extrae texto → raw/{id}/web.txt <text:s text:c="46"/></text:p>
      <text:p text:style-name="P1"><text:s text:c="2"/>- linkedin.py: scraping ligero de página pública de empresa →</text:p>
      <text:p text:style-name="P1"><text:s text:c="2"/>raw/{id}/linkedin.txt <text:s text:c="56"/></text:p>
      <text:p text:style-name="P1"><text:s text:c="2"/>- youtube.py: tu script existente adaptado, descarga transcripciones → <text:s text:c="7"/></text:p>
      <text:p text:style-name="P1"><text:s text:c="2"/>raw/{id}/youtube/</text:p>
      <text:p text:style-name="P1"><text:s text:c="80"/></text:p>
      <text:p text:style-name="P1"><text:s text:c="2"/>Fase C — Informe</text:p>
      <text:p text:style-name="P1"><text:s text:c="2"/>LLM (Sonnet) lee todo el contenido de raw/{id}/ y genera reports/{id}.md con: </text:p>
      <text:p text:style-name="P1"><text:s text:c="2"/>perfil de empresa, gaps detectados, fit_score con tu perfil, soluciones <text:s text:c="6"/></text:p>
      <text:p text:style-name="P1"><text:s text:c="2"/>sugeridas.</text:p>
      <text:p text:style-name="P1"><text:s text:c="80"/></text:p>
      <text:p text:style-name="P1"><text:s text:c="2"/>Fase D — Outreach</text:p>
      <text:p text:style-name="P1"><text:s text:c="2"/>Registro manual de contactos realizados. El pitch se construye a partir del</text:p>
      <text:p text:style-name="P1"><text:s text:c="2"/>informe, no es una plantilla fija. <text:s text:c="43"/></text:p>
      <text:p text:style-name="P1"><text:s text:c="3"/></text:p>
      <text:p text:style-name="P1"><text:s text:c="2"/>--- <text:s text:c="74"/></text:p>
      <text:p text:style-name="P1"><text:s text:c="2"/>Stack técnico <text:s text:c="2"/></text:p>
      <text:p text:style-name="P1"><text:s text:c="80"/></text:p>
      <text:p text:style-name="P1"><text:s text:c="2"/>┌──────────────────────┬────────────────────────────────────┐</text:p>
      <text:p text:style-name="P1"><text:s text:c="2"/>│ <text:s text:c="5"/>Componente <text:s text:c="5"/>│ <text:s text:c="11"/>Herramienta <text:s text:c="12"/>│ <text:s text:c="16"/></text:p>
      <text:p text:style-name="P1"><text:s text:c="2"/>├──────────────────────┼────────────────────────────────────┤</text:p>
      <text:p text:style-name="P1"><text:s text:c="2"/>│ LLM clasificación <text:s text:c="3"/>│ Claude Haiku <text:s text:c="22"/>│</text:p>
      <text:p text:style-name="P1"><text:s text:c="2"/>├──────────────────────┼────────────────────────────────────┤</text:p>
      <text:p text:style-name="P1"><text:s text:c="2"/>│ LLM informes <text:s text:c="8"/>│ Claude Sonnet <text:s text:c="21"/>│</text:p>
      <text:p text:style-name="P1"><text:s text:c="2"/>├──────────────────────┼────────────────────────────────────┤ <text:s text:c="16"/></text:p>
      <text:p text:style-name="P1"><text:s text:c="2"/>│ Búsqueda directorios │ SerpAPI <text:s text:c="27"/>│</text:p>
      <text:p text:style-name="P1"><text:s text:c="2"/>├──────────────────────┼────────────────────────────────────┤ <text:s text:c="16"/></text:p>
      <text:p text:style-name="P1"><text:s text:c="2"/>│ Web scraping <text:s text:c="8"/>│ Requests + BS4 + Selenium <text:s text:c="9"/>│</text:p>
      <text:p text:style-name="P1"><text:s text:c="2"/>├──────────────────────┼────────────────────────────────────┤</text:p>
      <text:p text:style-name="P1"><text:s text:c="2"/>│ LinkedIn <text:s text:c="12"/>│ Selenium con sesión propia <text:s text:c="8"/>│</text:p>
      <text:p text:style-name="P1"><text:s text:c="2"/>├──────────────────────┼────────────────────────────────────┤ <text:s text:c="16"/></text:p>
      <text:p text:style-name="P1"><text:s text:c="2"/>│ YouTube <text:s text:c="13"/>│ youtube-transcript-api (ya tienes) │</text:p>
      <text:p text:style-name="P1"><text:s text:c="2"/>├──────────────────────┼────────────────────────────────────┤ <text:s text:c="16"/></text:p>
      <text:p text:style-name="P1"><text:s text:c="2"/>│ BD estructurada <text:s text:c="5"/>│ SQLite WAL <text:s text:c="24"/>│</text:p>
      <text:p text:style-name="P1"><text:s text:c="2"/>├──────────────────────┼────────────────────────────────────┤ <text:s text:c="16"/></text:p>
      <text:p text:style-name="P1"><text:s text:c="2"/>│ BD futura RAG <text:s text:c="7"/>│ ChromaDB (sobre raw/) <text:s text:c="13"/>│</text:p>
      <text:p text:style-name="P1"><text:s text:c="2"/>├──────────────────────┼────────────────────────────────────┤ <text:s text:c="16"/></text:p>
      <text:p text:style-name="P1"><text:s text:c="2"/>│ Config <text:s text:c="14"/>│ python-dotenv <text:s text:c="21"/>│</text:p>
      <text:p text:style-name="P1"><text:s text:c="2"/>└──────────────────────┴────────────────────────────────────┘ <text:s text:c="16"/></text:p>
      <text:p text:style-name="P1"><text:s text:c="18"/></text:p>
      <text:p text:style-name="P1"><text:s text:c="2"/>---</text:p>
      <text:p text:style-name="P1"><text:s text:c="2"/>Variables de entorno (.env)</text:p>
      <text:p text:style-name="P1"/>
      <text:p text:style-name="P1"><text:s text:c="2"/>LLM_API_KEY <text:s text:c="7"/>— Anthropic</text:p>
      <text:p text:style-name="P1"><text:s text:c="2"/>SERPAPI_KEY <text:s text:c="7"/>— búsqueda en directorios <text:s text:c="33"/></text:p>
      <text:p text:style-name="P1"><text:s text:c="2"/>LINKEDIN_EMAIL <text:s text:c="4"/>— tu cuenta para scraping ligero</text:p>
      <text:p text:style-name="P1"><text:s text:c="2"/>LINKEDIN_PASSWORD <text:s/>— tu cuenta para scraping ligero <text:s text:c="26"/></text:p>
      <text:p text:style-name="P1"><text:s text:c="80"/></text:p>
      <text:p text:style-name="P1"><text:s text:c="2"/>--- <text:s text:c="74"/></text:p>
      <text:p text:style-name="P1"><text:s text:c="2"/>¿Validamos esta arquitectura y arrancamos con la implementación? <text:s text:c="13"/></text:p>
      <text:p text:style-name="P1"><text:s text:c="80"/></text:p>
      <text:p text:style-name="P1">✻ Churned for 45s <text:s text:c="21"/></text:p>
      <text:p text:style-name="P1"><text:s text:c="80"/></text:p>
      <text:p text:style-name="P1">※ recap: Diseñando un pipeline de prospección B2B llamado `prospector` para <text:s text:c="4"/></text:p>
      <text:p text:style-name="P1"><text:s text:c="2"/>encontrar, analizar y contactar PYMEs y startups tech. La arquitectura está </text:p>
      <text:p text:style-name="P1"><text:s text:c="2"/>validada — siguiente paso: confirmar con Alberto e iniciar la implementación. </text:p>
      <text:p text:style-name="P3"><text:s text:c="2"/>(disable recaps in /config) <text:s text:c="19"/></text:p>
      <text:p text:style-name="P3"/>
      <text:p text:style-name="P3"><text:s text:c="28"/></text:p>
      <text:p text:style-name="P1"><text:s text:c="80"/></text:p>
      <text:p text:style-name="P1"><text:soft-page-break/>❯ si. quiero hacer uso de la misma configuración de acceso a SerpAPI y a <text:s text:c="7"/></text:p>
      <text:p text:style-name="P1"><text:s text:c="2"/>Anthropic del proyecto bioplace. mail de linkedin es <text:s text:c="25"/></text:p>
      <text:p text:style-name="P1"><text:s text:c="2"/>"albert@datablogcafe.com" la contraseña es esta: "z77?fpRdn8WF".Esta es la <text:s text:c="3"/></text:p>
      <text:p text:style-name="P1"><text:s text:c="2"/>ruta "/home/ion/Documentos/bash_tools/youtube_transcription" al script de <text:s text:c="4"/></text:p>
      <text:p text:style-name="P1"><text:s text:c="2"/>transcripción, analiza el script cuando lo consideres y si es necesario hacer </text:p>
      <text:p text:style-name="P1"><text:s text:c="3"/>modificaciones comentamentamelo. Aquí no habrá inyección de datos en <text:s text:c="8"/></text:p>
      <text:p text:style-name="P1"><text:s text:c="2"/>wordpress ni pluggins. cuando lo tengas entoces diseñamos juntos el contenido </text:p>
      <text:p text:style-name="P1"><text:s text:c="3"/>de /docs para delimitar que se debe y que no se debe hacer. <text:s text:c="17"/></text:p>
      <text:p text:style-name="P1"><text:s text:c="80"/></text:p>
      <text:p text:style-name="P1">● Voy a leer el .env de BioPlace y analizar el script de YouTube en paralelo. <text:s text:c="2"/></text:p>
      <text:p text:style-name="P1"><text:s text:c="80"/></text:p>
      <text:p text:style-name="P1"><text:s text:c="2"/>Searched for 2 patterns, read 1 file (ctrl+o to expand) <text:s text:c="22"/></text:p>
      <text:p text:style-name="P1"><text:s text:c="65"/></text:p>
      <text:p text:style-name="P1">● Script analizado. Las conclusiones son: <text:s text:c="38"/></text:p>
      <text:p text:style-name="P1"><text:s text:c="75"/></text:p>
      <text:p text:style-name="P1"><text:s text:c="2"/>Lo que reutilizamos tal cual: la lógica de las Fases 1 y 2 (extracción de <text:s text:c="4"/></text:p>
      <text:p text:style-name="P1"><text:s text:c="2"/>links + descarga de subtítulos VTT/SRT). No hace falta modificar el script <text:s text:c="3"/></text:p>
      <text:p text:style-name="P1"><text:s text:c="2"/>original. <text:s text:c="68"/></text:p>
      <text:p text:style-name="P1"><text:s text:c="80"/></text:p>
      <text:p text:style-name="P1"><text:s text:c="2"/>Lo que adaptamos en Python: creamos un módulo youtube.py que usa la librería <text:s/></text:p>
      <text:p text:style-name="P1"><text:s text:c="2"/>yt-dlp directamente (sin bash), guarda transcripciones por empresa_id en la <text:s text:c="2"/></text:p>
      <text:p text:style-name="P1"><text:s text:c="2"/>ruta del prospector, y registra metadatos en SQLite. Solo Fases 1 y 2 — el <text:s text:c="3"/></text:p>
      <text:p text:style-name="P1"><text:s text:c="2"/>corpus (Fases 3 y 4) lo dejamos para el RAG futuro.</text:p>
      <text:p text:style-name="P1"/>
      <text:p text:style-name="P1"><text:s text:c="2"/>Nota sobre la contraseña de LinkedIn: quedará en .env (gitignoreado), pero ten</text:p>
      <text:p text:style-name="P1"><text:s text:c="3"/>en cuenta que ha aparecido en texto plano en esta conversación.</text:p>
      <text:p text:style-name="P1"><text:s text:c="80"/></text:p>
      <text:p text:style-name="P1"><text:s text:c="2"/>Arranco con la implementación completa. Creo todos los ficheros en orden. <text:s text:c="4"/></text:p>
      <text:p text:style-name="P1"><text:s text:c="2"/></text:p>
      <text:p text:style-name="P1">● Bash(mkdir -p /home/ion/projects/prospector/{db,pipeline/{phase_a,phase_b,phas</text:p>
      <text:p text:style-name="P1"><text:s text:c="6"/>e_c,phase_d},data/raw,reports,docs}) <text:s text:c="35"/></text:p>
      <text:p text:style-name="P1"><text:s text:c="2"/>⎿  Done <text:s text:c="7"/></text:p>
      <text:p text:style-name="P1"/>
      <text:p text:style-name="P1"/>
      <text:p text:style-name="P1">● Write(projects/prospector/db/schema.sql)</text:p>
      <text:p text:style-name="P1"><text:s text:c="2"/>⎿  Wrote 84 lines to projects/prospector/db/schema.sql</text:p>
      <text:p text:style-name="P1"><text:s text:c="7"/>1 PRAGMA journal_mode=WAL;</text:p>
      <text:p text:style-name="P1"><text:s text:c="7"/>2</text:p>
      <text:p text:style-name="P1"><text:s text:c="7"/>3 CREATE TABLE IF NOT EXISTS leads (</text:p>
      <text:p text:style-name="P1"><text:s text:c="7"/>4 <text:s text:c="4"/>id <text:s text:c="9"/>INTEGER PRIMARY KEY AUTOINCREMENT,</text:p>
      <text:p text:style-name="P1"><text:s text:c="7"/>5 <text:s text:c="4"/>empresa <text:s text:c="4"/>TEXT NOT NULL,</text:p>
      <text:p text:style-name="P1"><text:s text:c="7"/>6 <text:s text:c="4"/>ccaa <text:s text:c="7"/>TEXT,</text:p>
      <text:p text:style-name="P1"><text:s text:c="7"/>7 <text:s text:c="4"/>sector <text:s text:c="5"/>TEXT,</text:p>
      <text:p text:style-name="P1"><text:s text:c="7"/>8 <text:s text:c="4"/>web <text:s text:c="8"/>TEXT UNIQUE,</text:p>
      <text:p text:style-name="P1"><text:s text:c="7"/>9 <text:s text:c="4"/>fuente <text:s text:c="5"/>TEXT,</text:p>
      <text:p text:style-name="P1"><text:s text:c="6"/>10 <text:s text:c="4"/>status <text:s text:c="5"/>TEXT DEFAULT 'pending',</text:p>
      <text:p text:style-name="P1"><text:s text:c="5"/>… +76 lines (ctrl+o to expand)</text:p>
      <text:p text:style-name="P1"/>
      <text:p text:style-name="P1">● Write(projects/prospector/db/init_db.py)</text:p>
      <text:p text:style-name="P1"><text:s text:c="2"/>⎿  Wrote 17 lines to projects/prospector/db/init_db.py</text:p>
      <text:p text:style-name="P1"><text:s text:c="7"/>2 import oslite3</text:p>
      <text:p text:style-name="P1"><text:s text:c="7"/>3</text:p>
      <text:p text:style-name="P1"><text:s text:c="7"/>4 DB_PATH = os.path.join(os.path.dirname(__file__), '..', 'data',</text:p>
      <text:p text:style-name="P1"><text:s text:c="7"/>5 SCHEMA_PATH = os.path.join(os.path.dirname(__file__), 'schema.sq</text:p>
      <text:p text:style-name="P1"><text:s text:c="9"/>l')</text:p>
      <text:p text:style-name="P1"><text:s text:c="7"/>6</text:p>
      <text:p text:style-name="P1"><text:s text:c="7"/>8 <text:s text:c="4"/>os.makedirs(os.path.normpath(os.path.dirname(DB_PATH)), exis</text:p>
      <text:p text:style-name="P1"><text:s text:c="9"/>t_ok=True)</text:p>
      <text:p text:style-name="P1"><text:s text:c="7"/>9 <text:s text:c="4"/>with open(SCHEMA_PATH) as f:</text:p>
      <text:p text:style-name="P1"><text:s text:c="6"/>10 <text:s text:c="8"/>schema = f.read()</text:p>
      <text:p text:style-name="P1"><text:s text:c="5"/>… +10 lines (ctrl+o to expand)</text:p>
      <text:p text:style-name="P1"/>
      <text:p text:style-name="P1"><text:soft-page-break/>● Write(projects/prospector/pipeline/config.py)</text:p>
      <text:p text:style-name="P1"><text:s text:c="2"/>⎿  Wrote 18 lines to projects/prospector/pipeline/config.py</text:p>
      <text:p text:style-name="P1"><text:s text:c="6"/>2 from dotenv import load_dotenv</text:p>
      <text:p text:style-name="P1"><text:s text:c="6"/>3</text:p>
      <text:p text:style-name="P1"><text:s text:c="6"/>4 load_dotenv(os.path.join(os.path.dirname(os.path.dirname(os.path.</text:p>
      <text:p text:style-name="P1"><text:s text:c="8"/>abspath(__file__))), '.env'))</text:p>
      <text:p text:style-name="P1"><text:s text:c="6"/>5</text:p>
      <text:p text:style-name="P1"><text:s text:c="6"/>6 BASE_DIR <text:s text:c="3"/>= os.path.dirname(os.path.dirname(os.path.abspath(__f</text:p>
      <text:p text:style-name="P1"><text:s text:c="8"/>ile__)))</text:p>
      <text:p text:style-name="P1"><text:s text:c="6"/>7 DB_PATH <text:s text:c="4"/>= os.path.join(BASE_DIR, 'data', 'pipeline.db')</text:p>
      <text:p text:style-name="P1"><text:s text:c="6"/>8 RAW_DIR <text:s text:c="4"/>= os.path.join(BASE_DIR, 'data', 'raw')</text:p>
      <text:p text:style-name="P1"><text:s text:c="6"/>9 REPORTS_DIR = os.path.join(BASE_DIR, 'reports')</text:p>
      <text:p text:style-name="P1"><text:s text:c="5"/>… +22 lines (ctrl+o to expand)</text:p>
      <text:p text:style-name="P1"/>
      <text:p text:style-name="P1">● Write(projects/prospector/pipeline/phase_a/discover.py)</text:p>
      <text:p text:style-name="P1"><text:s text:c="2"/>⎿  Wrote 176 lines to projects/prospector/pipeline/phase_a/discover.py</text:p>
      <text:p text:style-name="P1"><text:s text:c="7"/>2 import sqlite3</text:p>
      <text:p text:style-name="P1"><text:s text:c="7"/>3 import requests</text:p>
      <text:p text:style-name="P1"><text:s text:c="7"/>4 import anthropic</text:p>
      <text:p text:style-name="P1"><text:s text:c="7"/>6 from pipeline.config import DB_PATH, LLM_API_KEY, SERPAPI_KEY, P</text:p>
      <text:p text:style-name="P1"><text:s text:c="9"/>ERFIL</text:p>
      <text:p text:style-name="P1"><text:s text:c="7"/>7</text:p>
      <text:p text:style-name="P1"><text:s text:c="7"/>9 <text:s text:c="4"/>'catalunya': <text:s/>{'idioma': 'ca', 'pais': 'es', 'geo': 'Barcelo</text:p>
      <text:p text:style-name="P1"><text:s text:c="9"/>na OR Catalunya OR Cataluña'},</text:p>
      <text:p text:style-name="P1"><text:s text:c="6"/>10 <text:s text:c="4"/>'madrid': <text:s text:c="4"/>{'idioma': 'es', 'pais': 'es', 'geo': 'Madrid'</text:p>
      <text:p text:style-name="P1"><text:s text:c="9"/>},</text:p>
      <text:p text:style-name="P1"><text:s text:c="5"/>… +203 lines (ctrl+o to expand)</text:p>
      <text:p text:style-name="P1"/>
      <text:p text:style-name="P1">● Write(projects/prospector/pipeline/phase_b/web_audit.py)</text:p>
      <text:p text:style-name="P1"><text:s text:c="2"/>⎿  Wrote 216 lines to projects/prospector/pipeline/phase_b/web_audit.py</text:p>
      <text:p text:style-name="P1"><text:s text:c="7"/>2 import re</text:p>
      <text:p text:style-name="P1"><text:s text:c="7"/>3 import sqlite3</text:p>
      <text:p text:style-name="P1"><text:s text:c="7"/>4 import requests</text:p>
      <text:p text:style-name="P1"><text:s text:c="7"/>5 from bs4 import BeautifulSoup</text:p>
      <text:p text:style-name="P1"><text:s text:c="7"/>6 from datetime import datetime</text:p>
      <text:p text:style-name="P1"><text:s text:c="7"/>8 from pipeline.config import DB_PATH, RAW_DIR</text:p>
      <text:p text:style-name="P1"><text:s text:c="7"/>9 HEADERS = {</text:p>
      <text:p text:style-name="P1"><text:s text:c="6"/>10 <text:s text:c="4"/>'User-Agent': 'Mozilla/5.0 (Windows NT 10.0; Win64; x64) App</text:p>
      <text:p text:style-name="P1"><text:s text:c="9"/>leWebKit/537.36 (KHTML, like Gecko) Chrome/124.0.0.0 Safari/537.</text:p>
      <text:p text:style-name="P1"><text:s text:c="9"/>36'</text:p>
      <text:p text:style-name="P1"><text:s text:c="5"/>… +227 lines (ctrl+o to expand)</text:p>
      <text:p text:style-name="P1"/>
      <text:p text:style-name="P1">● Write(projects/prospector/pipeline/phase_b/linkedin.py)</text:p>
      <text:p text:style-name="P1"><text:s text:c="2"/>⎿  Wrote 158 lines to projects/prospector/pipeline/phase_b/linkedin.py</text:p>
      <text:p text:style-name="P1"><text:s text:c="7"/>1 import os</text:p>
      <text:p text:style-name="P1"><text:s text:c="7"/>2 import time</text:p>
      <text:p text:style-name="P1"><text:s text:c="7"/>3 import random</text:p>
      <text:p text:style-name="P1"><text:s text:c="7"/>4 import sqlite3</text:p>
      <text:p text:style-name="P1"><text:s text:c="7"/>5 from datetime import datetime</text:p>
      <text:p text:style-name="P1"><text:s text:c="7"/>6 from selenium import webdriver</text:p>
      <text:p text:style-name="P1"><text:s text:c="7"/>7 from selenium.webdriver.common.by import By</text:p>
      <text:p text:style-name="P1"><text:s text:c="7"/>8 from selenium.webdriver.chrome.options import Options</text:p>
      <text:p text:style-name="P1"><text:s text:c="7"/>9 from selenium.webdriver.chrome.service import Service</text:p>
      <text:p text:style-name="P1"><text:s text:c="6"/>10 from selenium.webdriver.support.ui import WebDriverWait</text:p>
      <text:p text:style-name="P1"><text:s text:c="5"/>… +164 lines (ctrl+o to expand)</text:p>
      <text:p text:style-name="P1"/>
      <text:p text:style-name="P1">● Write(projects/prospector/pipeline/phase_b/youtube.py)</text:p>
      <text:p text:style-name="P1"><text:s text:c="2"/>⎿  Wrote 167 lines to projects/prospector/pipeline/phase_b/youtube.py</text:p>
      <text:p text:style-name="P1"><text:s text:c="7"/>1 import os</text:p>
      <text:p text:style-name="P1"><text:s text:c="7"/>2 import re</text:p>
      <text:p text:style-name="P1"><text:s text:c="7"/>3 import sqlite3</text:p>
      <text:p text:style-name="P1"><text:s text:c="7"/>4 import tempfile</text:p>
      <text:p text:style-name="P1"><text:soft-page-break/><text:s text:c="7"/>5 from datetime import datetime</text:p>
      <text:p text:style-name="P1"><text:s text:c="7"/>6 from yt_dlp import YoutubeDL</text:p>
      <text:p text:style-name="P1"><text:s text:c="7"/>7 from pipeline.config import DB_PATH, RAW_DIR</text:p>
      <text:p text:style-name="P1"><text:s text:c="7"/>8</text:p>
      <text:p text:style-name="P1"><text:s text:c="7"/>9</text:p>
      <text:p text:style-name="P1"><text:s text:c="6"/>10 def vtt_a_texto(contenido_vtt):</text:p>
      <text:p text:style-name="P1"><text:s text:c="5"/>… +170 lines (ctrl+o to expand)</text:p>
      <text:p text:style-name="P1"/>
      <text:p text:style-name="P1">● Write(projects/prospector/pipeline/phase_c/report.py)</text:p>
      <text:p text:style-name="P1"><text:s text:c="2"/>⎿  Wrote 172 lines to projects/prospector/pipeline/phase_c/report.py</text:p>
      <text:p text:style-name="P1"><text:s text:c="7"/>2 import re</text:p>
      <text:p text:style-name="P1"><text:s text:c="7"/>3 import sqlite3</text:p>
      <text:p text:style-name="P1"><text:s text:c="7"/>4 import anthropic</text:p>
      <text:p text:style-name="P1"><text:s text:c="7"/>5 from datetime import datetime</text:p>
      <text:p text:style-name="P1"><text:s text:c="7"/>6 from pipeline.config import DB_PATH, RAW_DIR, REPORTS_DIR, LLM_A</text:p>
      <text:p text:style-name="P1"><text:s text:c="9"/>PI_KEY, PERFIL</text:p>
      <text:p text:style-name="P1"><text:s text:c="7"/>7</text:p>
      <text:p text:style-name="P1"><text:s text:c="7"/>8</text:p>
      <text:p text:style-name="P1"><text:s text:c="7"/>9 def cargar_contenido(lead_id):</text:p>
      <text:p text:style-name="P1"><text:s text:c="6"/>10 <text:s text:c="4"/>contenido = {}</text:p>
      <text:p text:style-name="P1"><text:s text:c="5"/>… +182 lines (ctrl+o to expand)</text:p>
      <text:p text:style-name="P1"/>
      <text:p text:style-name="P1">● Write(projects/prospector/pipeline/phase_d/outreach.py)</text:p>
      <text:p text:style-name="P1"><text:s text:c="2"/>⎿  Wrote 107 lines to projects/prospector/pipeline/phase_d/outreach.py</text:p>
      <text:p text:style-name="P1"><text:s text:c="7"/>2 import sqlite3</text:p>
      <text:p text:style-name="P1"><text:s text:c="7"/>3 from datetime import datetime</text:p>
      <text:p text:style-name="P1"><text:s text:c="7"/>4 from pipeline.config import DB_PATH, REPORTS_DIR</text:p>
      <text:p text:style-name="P1"><text:s text:c="7"/>5</text:p>
      <text:p text:style-name="P1"><text:s text:c="7"/>6</text:p>
      <text:p text:style-name="P1"><text:s text:c="7"/>7 def listar_leads(min_fit=0.5):</text:p>
      <text:p text:style-name="P1"><text:s text:c="7"/>8 <text:s text:c="4"/>conn = sqlite3.connect(DB_PATH)</text:p>
      <text:p text:style-name="P1"><text:s text:c="7"/>9 <text:s text:c="4"/>rows = conn.execute('''</text:p>
      <text:p text:style-name="P1"><text:s text:c="6"/>10 <text:s text:c="8"/>SELECT l.id, l.empresa, l.ccaa, l.sector, l.web, l.statu</text:p>
      <text:p text:style-name="P1"><text:s text:c="9"/>s,</text:p>
      <text:p text:style-name="P1"><text:s text:c="5"/>… +108 lines (ctrl+o to expand)</text:p>
      <text:p text:style-name="P1"/>
      <text:p text:style-name="P1">● Write(projects/prospector/pipeline/run.py)</text:p>
      <text:p text:style-name="P1"><text:s text:c="2"/>⎿  Wrote 53 lines to projects/prospector/pipeline/run.py</text:p>
      <text:p text:style-name="P1"><text:s text:c="6"/>2 import argparsepython3</text:p>
      <text:p text:style-name="P1"><text:s text:c="6"/>3 import os</text:p>
      <text:p text:style-name="P1"><text:s text:c="6"/>4 import sys</text:p>
      <text:p text:style-name="P1"><text:s text:c="6"/>5</text:p>
      <text:p text:style-name="P1"><text:s text:c="6"/>6 sys.path.insert(0, os.path.dirname(os.path.dirname(os.path.abspat</text:p>
      <text:p text:style-name="P1"><text:s text:c="8"/>h(__file__))))</text:p>
      <text:p text:style-name="P1"><text:s text:c="6"/>7</text:p>
      <text:p text:style-name="P1"><text:s text:c="6"/>8 from dotenv import load_dotenv</text:p>
      <text:p text:style-name="P1"><text:s text:c="6"/>9 load_dotenv(os.path.join(os.path.dirname(os.path.dirname(os.path.</text:p>
      <text:p text:style-name="P1"><text:s text:c="8"/>abspath(__file__))), '.env'))</text:p>
      <text:p text:style-name="P1"><text:s text:c="5"/>… +56 lines (ctrl+o to expand)</text:p>
      <text:p text:style-name="P1"/>
      <text:p text:style-name="P1">● Write(projects/prospector/pipeline/__init__.py)</text:p>
      <text:p text:style-name="P1"><text:s text:c="2"/>⎿  Wrote 1 lines to projects/prospector/pipeline/__init__.py</text:p>
      <text:p text:style-name="P1"><text:s text:c="6"/>1 (No content)</text:p>
      <text:p text:style-name="P1"/>
      <text:p text:style-name="P1">● Write(projects/prospector/pipeline/phase_a/__init__.py)</text:p>
      <text:p text:style-name="P1"><text:s text:c="2"/>⎿  Wrote 1 lines to projects/prospector/pipeline/phase_a/__init__.py</text:p>
      <text:p text:style-name="P1"><text:s text:c="6"/>1 (No content)</text:p>
      <text:p text:style-name="P1"/>
      <text:p text:style-name="P1">● Write(projects/prospector/pipeline/phase_b/__init__.py)</text:p>
      <text:p text:style-name="P1"><text:s text:c="2"/>⎿  Wrote 1 lines to projects/prospector/pipeline/phase_b/__init__.py</text:p>
      <text:p text:style-name="P1"><text:s text:c="6"/>1 (No content)</text:p>
      <text:p text:style-name="P1"/>
      <text:p text:style-name="P1"><text:soft-page-break/>● Write(projects/prospector/pipeline/phase_c/__init__.py)</text:p>
      <text:p text:style-name="P1"><text:s text:c="2"/>⎿  Wrote 1 lines to projects/prospector/pipeline/phase_c/__init__.py</text:p>
      <text:p text:style-name="P1"><text:s text:c="6"/>1 (No content)</text:p>
      <text:p text:style-name="P1"/>
      <text:p text:style-name="P1">● Write(projects/prospector/pipeline/phase_d/__init__.py)</text:p>
      <text:p text:style-name="P1"><text:s text:c="2"/>⎿  Wrote 1 lines to projects/prospector/pipeline/phase_d/__init__.py</text:p>
      <text:p text:style-name="P1"><text:s text:c="6"/>1 (No content)</text:p>
      <text:p text:style-name="P1"/>
      <text:p text:style-name="P1">● Write(projects/prospector/requirements.txt)</text:p>
      <text:p text:style-name="P1"><text:s text:c="2"/>⎿  Wrote 8 lines to projects/prospector/requirements.txt</text:p>
      <text:p text:style-name="P1"><text:s text:c="6"/>1 anthropic&gt;=0.30.0</text:p>
      <text:p text:style-name="P1"><text:s text:c="6"/>2 python-dotenv&gt;=1.0.0</text:p>
      <text:p text:style-name="P1"><text:s text:c="6"/>3 requests&gt;=2.31.0</text:p>
      <text:p text:style-name="P1"><text:s text:c="6"/>4 beautifulsoup4&gt;=4.12.0</text:p>
      <text:p text:style-name="P1"><text:s text:c="6"/>5 lxml&gt;=5.1.0</text:p>
      <text:p text:style-name="P1"><text:s text:c="6"/>6 selenium&gt;=4.18.0</text:p>
      <text:p text:style-name="P1"><text:s text:c="6"/>7 webdriver-manager&gt;=4.0.0</text:p>
      <text:p text:style-name="P1"><text:s text:c="6"/>8 yt-dlp&gt;=2024.4.9</text:p>
      <text:p text:style-name="P1"/>
      <text:p text:style-name="P1">● Write(projects/prospector/.env)</text:p>
      <text:p text:style-name="P1"><text:s text:c="2"/>⎿  User rejected write to projects/prospector/.env</text:p>
      <text:p text:style-name="P1"><text:s text:c="6"/>1 LLM_API_KEY=sk-ant-api03-M41tfAP8wElcq4ivhPIQj_toXZwFnefDYimFzc9_</text:p>
      <text:p text:style-name="P1"><text:s text:c="8"/>aFuwWJZw7-wlCCOAXimpZ_PVcQXzq0PnUFj3ngN5_ePF0Q-cMzHvAAA</text:p>
      <text:p text:style-name="P1"><text:s text:c="6"/>2 SERPAPI_KEY=1a14c95966aa56b331c75bd7e55b72a4cde4b8b92e44656e7ff2c</text:p>
      <text:p text:style-name="P1"><text:s text:c="8"/>a5e4579af30</text:p>
      <text:p text:style-name="P1"><text:s text:c="6"/>3 LINKEDIN_EMAIL=albert@datablogcafe.com</text:p>
      <text:p text:style-name="P1"><text:s text:c="6"/>4 LINKEDIN_PASSWORD=z77?fpRdn8WF</text:p>
      <text:p text:style-name="P1"/>
      <text:p text:style-name="P1">● Write(projects/prospector/.env.example)</text:p>
      <text:p text:style-name="P1"><text:s text:c="2"/>⎿  User rejected write to projects/prospector/.env.example</text:p>
      <text:p text:style-name="P1"><text:s text:c="6"/>1 LLM_API_KEY=sk-ant-...</text:p>
      <text:p text:style-name="P1"><text:s text:c="6"/>2 SERPAPI_KEY=...</text:p>
      <text:p text:style-name="P1"><text:s text:c="6"/>3 LINKEDIN_EMAIL=tu@email.com</text:p>
      <text:p text:style-name="P1"><text:s text:c="6"/>4 LINKEDIN_PASSWORD=tu_contraseña</text:p>
      <text:p text:style-name="P1"/>
      <text:p text:style-name="P1">● Write(projects/prospector/.gitignore)</text:p>
      <text:p text:style-name="P1"><text:s text:c="2"/>⎿  User rejected write to projects/prospector/.gitignore</text:p>
      <text:p text:style-name="P1"><text:s text:c="6"/>1 .env</text:p>
      <text:p text:style-name="P1"><text:s text:c="6"/>2 data/</text:p>
      <text:p text:style-name="P1"><text:s text:c="6"/>3 reports/</text:p>
      <text:p text:style-name="P1"><text:s text:c="6"/>4 __pycache__/</text:p>
      <text:p text:style-name="P1"><text:s text:c="6"/>5 *.pyc</text:p>
      <text:p text:style-name="P1"><text:s text:c="6"/>6 *.pyo</text:p>
      <text:p text:style-name="P1"><text:s text:c="6"/>7 .pytest_cache/</text:p>
      <text:p text:style-name="P1"><text:s text:c="6"/>8 .DS_Store</text:p>
      <text:p text:style-name="P1"><text:s text:c="6"/>9 *.egg-info/</text:p>
      <text:p text:style-name="P1"/>
      <text:p text:style-name="P1">❯ ya esta? <text:s text:c="69"/></text:p>
      <text:p text:style-name="P1"><text:s text:c="11"/></text:p>
      <text:p text:style-name="P1">● Casi. El código está completo, pero bloqueaste los últimos 3 ficheros (.env, <text:s/></text:p>
      <text:p text:style-name="P1"><text:s text:c="2"/>.env.example, .gitignore). Lo que falta: <text:s text:c="35"/></text:p>
      <text:p text:style-name="P1"><text:s text:c="80"/></text:p>
      <text:p text:style-name="P1"><text:s text:c="2"/>Creado: <text:s text:c="70"/></text:p>
      <text:p text:style-name="P1"><text:s text:c="2"/>- db/schema.sql + db/init_db.py <text:s text:c="46"/></text:p>
      <text:p text:style-name="P1"><text:s text:c="2"/>- pipeline/config.py <text:s text:c="57"/></text:p>
      <text:p text:style-name="P1"><text:s text:c="2"/>- pipeline/phase_a/discover.py</text:p>
      <text:p text:style-name="P1"><text:s text:c="2"/>- pipeline/phase_b/web_audit.py + linkedin.py + youtube.py</text:p>
      <text:p text:style-name="P1"><text:s text:c="2"/>- pipeline/phase_c/report.py <text:s text:c="29"/></text:p>
      <text:p text:style-name="P1"><text:s text:c="2"/>- pipeline/phase_d/outreach.py <text:s text:c="47"/></text:p>
      <text:p text:style-name="P1"><text:s text:c="2"/>- pipeline/run.py <text:s text:c="12"/></text:p>
      <text:p text:style-name="P1"><text:s text:c="2"/>- requirements.txt <text:s text:c="59"/></text:p>
      <text:p text:style-name="P1"><text:s text:c="80"/></text:p>
      <text:p text:style-name="P1"><text:soft-page-break/><text:s text:c="2"/>Pendiente:</text:p>
      <text:p text:style-name="P1"><text:s text:c="2"/>- .env — con las claves de API y credenciales LinkedIn <text:s text:c="23"/></text:p>
      <text:p text:style-name="P1"><text:s text:c="2"/>- .env.example — plantilla sin valores <text:s text:c="39"/></text:p>
      <text:p text:style-name="P1"><text:s text:c="2"/>- .gitignore — para excluir .env, data/, reports/</text:p>
      <text:p text:style-name="P1"><text:s text:c="80"/></text:p>
      <text:p text:style-name="P1"><text:s text:c="2"/>¿Quieres que los cree ahora? Y si rechazaste el .env por las credenciales en <text:s/></text:p>
      <text:p text:style-name="P1"><text:s text:c="2"/>texto plano, puedo crearlo vacío (como .env.example) y lo rellenas tú <text:s text:c="8"/></text:p>
      <text:p text:style-name="P1"><text:s text:c="2"/>manualmente. <text:s text:c="65"/></text:p>
      <text:p text:style-name="P1"><text:s text:c="80"/></text:p>
      <text:p text:style-name="P1">❯ disculpa, estaba copiando el texto, error mio <text:s text:c="32"/></text:p>
      <text:p text:style-name="P1"><text:s text:c="48"/></text:p>
      <text:p text:style-name="P1">● Sin problema. Creo los 3 ficheros restantes. <text:s text:c="33"/></text:p>
      <text:p text:style-name="P1"><text:s text:c="80"/></text:p>
      <text:p text:style-name="P1">● Write(projects/prospector/.env) <text:s text:c="46"/></text:p>
      <text:p text:style-name="P1"><text:s text:c="2"/>⎿  Wrote 4 lines to projects/prospector/.env <text:s text:c="33"/></text:p>
      <text:p text:style-name="P1"><text:s text:c="6"/>1 LLM_API_KEY=sk-ant-api03-M41tfAP8wElcq4ivhPIQj_toXZwFnefDYimFzc9_ <text:s text:c="6"/></text:p>
      <text:p text:style-name="P1"><text:s text:c="8"/>aFuwWJZw7-wlCCOAXimpZ_PVcQXzq0PnUFj3ngN5_ePF0Q-cMzHvAAA</text:p>
      <text:p text:style-name="P1"><text:s text:c="6"/>2 SERPAPI_KEY=1a14c95966aa56b331c75bd7e55b72a4cde4b8b92e44656e7ff2c <text:s text:c="6"/></text:p>
      <text:p text:style-name="P1"><text:s text:c="8"/>a5e4579af30 <text:s text:c="60"/></text:p>
      <text:p text:style-name="P1"><text:s text:c="6"/>3 LINKEDIN_EMAIL=albert@datablogcafe.com <text:s text:c="33"/></text:p>
      <text:p text:style-name="P1"><text:s text:c="6"/>4 LINKEDIN_PASSWORD=z77?fpRdn8WF <text:s text:c="39"/></text:p>
      <text:p text:style-name="P1"><text:s text:c="80"/></text:p>
      <text:p text:style-name="P1">● Write(projects/prospector/.env.example) <text:s text:c="38"/></text:p>
      <text:p text:style-name="P1"><text:s text:c="2"/>⎿  Wrote 4 lines to projects/prospector/.env.example <text:s text:c="25"/></text:p>
      <text:p text:style-name="P1"><text:s text:c="6"/>1 LLM_API_KEY=sk-ant-... <text:s text:c="49"/></text:p>
      <text:p text:style-name="P1"><text:s text:c="6"/>2 SERPAPI_KEY=... <text:s text:c="56"/></text:p>
      <text:p text:style-name="P1"><text:s text:c="6"/>3 LINKEDIN_EMAIL=tu@email.com <text:s text:c="44"/></text:p>
      <text:p text:style-name="P1"><text:s text:c="6"/>4 LINKEDIN_PASSWORD=tu_contraseña <text:s text:c="40"/></text:p>
      <text:p text:style-name="P1"><text:s text:c="80"/></text:p>
      <text:p text:style-name="P1">● Write(projects/prospector/.gitignore) <text:s text:c="40"/></text:p>
      <text:p text:style-name="P1"><text:s text:c="2"/>⎿  Wrote 9 lines to projects/prospector/.gitignore <text:s text:c="27"/></text:p>
      <text:p text:style-name="P1"><text:s text:c="6"/>1 .env <text:s text:c="67"/></text:p>
      <text:p text:style-name="P1"><text:s text:c="6"/>2 data/ <text:s text:c="66"/></text:p>
      <text:p text:style-name="P1"><text:s text:c="6"/>3 reports/ <text:s text:c="63"/></text:p>
      <text:p text:style-name="P1"><text:s text:c="6"/>4 __pycache__/ <text:s text:c="59"/></text:p>
      <text:p text:style-name="P1"><text:s text:c="6"/>5 *.pyc <text:s text:c="66"/></text:p>
      <text:p text:style-name="P1"><text:s text:c="6"/>6 *.pyo <text:s text:c="66"/></text:p>
      <text:p text:style-name="P1"><text:s text:c="6"/>7 .pytest_cache/ <text:s text:c="57"/></text:p>
      <text:p text:style-name="P1"><text:s text:c="6"/>8 .DS_Store <text:s text:c="62"/></text:p>
      <text:p text:style-name="P1"><text:s text:c="6"/>9 *.egg-info/ <text:s text:c="60"/></text:p>
      <text:p text:style-name="P1"><text:s text:c="80"/></text:p>
      <text:p text:style-name="P1">● Listo. El proyecto está completo. Para arrancarlo: <text:s text:c="27"/></text:p>
      <text:p text:style-name="P1"><text:s text:c="80"/></text:p>
      <text:p text:style-name="P1"><text:s text:c="2"/>conda create -n prospector python=3.11 -y <text:s text:c="36"/></text:p>
      <text:p text:style-name="P1"><text:s text:c="2"/>conda activate prospector <text:s text:c="52"/></text:p>
      <text:p text:style-name="P1"><text:s text:c="2"/>pip install -r requirements.txt <text:s text:c="46"/></text:p>
      <text:p text:style-name="P1"><text:s text:c="2"/>PYTHONPATH=. python db/init_db.py <text:s text:c="44"/></text:p>
      <text:p text:style-name="P1"><text:s text:c="80"/></text:p>
      <text:p text:style-name="P1"><text:s text:c="2"/>Y el flujo de uso: <text:s text:c="59"/></text:p>
      <text:p text:style-name="P1"><text:s text:c="80"/></text:p>
      <text:p text:style-name="P1"><text:s text:c="2"/># Descubrir leads en Catalunya <text:s text:c="47"/></text:p>
      <text:p text:style-name="P1"><text:s text:c="2"/>PYTHONPATH=. python -m pipeline.run --phase A --ccaa catalunya --queries 5 <text:s text:c="3"/></text:p>
      <text:p text:style-name="P1"><text:s text:c="2"/>--max-leads 10 <text:s text:c="63"/></text:p>
      <text:p text:style-name="P1"><text:s text:c="80"/></text:p>
      <text:p text:style-name="P1"><text:s text:c="2"/># Enriquecer (web + linkedin + youtube) <text:s text:c="38"/></text:p>
      <text:p text:style-name="P1"><text:s text:c="2"/>PYTHONPATH=. python -m pipeline.run --phase B <text:s text:c="30"/></text:p>
      <text:p text:style-name="P1"><text:s text:c="80"/></text:p>
      <text:p text:style-name="P1"><text:s text:c="2"/># Generar informes con LLM <text:s text:c="49"/></text:p>
      <text:p text:style-name="P1"><text:s text:c="2"/>PYTHONPATH=. python -m pipeline.run --phase C</text:p>
      <text:p text:style-name="P1"/>
      <text:p text:style-name="P1"><text:s text:c="2"/># Tracker de outreach (interactivo) <text:s text:c="42"/></text:p>
      <text:p text:style-name="P1"><text:s text:c="2"/>PYTHONPATH=. python -m pipeline.run --phase D</text:p>
      <text:p text:style-name="P1"><text:soft-page-break/><text:s text:c="80"/></text:p>
      <text:p text:style-name="P1"><text:s text:c="2"/>¿Arrancamos con el contenido de /docs? <text:s text:c="39"/></text:p>
      <text:p text:style-name="P1"><text:s text:c="3"/></text:p>
      <text:p text:style-name="P1">❯ antes de ponerlo en marcha, quiero que la instrucción que implementamos en el </text:p>
      <text:p text:style-name="P1"><text:s text:c="3"/>proyecto bioplace /journal funcione aquí tambien. Otra pregunta ¿utilizamos <text:s/></text:p>
      <text:p text:style-name="P1"><text:s text:c="2"/>docker aquí? <text:s text:c="65"/></text:p>
      <text:p text:style-name="P1"><text:s text:c="80"/></text:p>
      <text:p text:style-name="P1">● Dos preguntas, dos respuestas rápidas. Primero compruebo el comando /journal. </text:p>
      <text:p text:style-name="P1"/>
      <text:p text:style-name="P1"><text:s text:c="2"/>Read 1 file (ctrl+o to expand) <text:s text:c="47"/></text:p>
      <text:p text:style-name="P1"><text:s text:c="48"/></text:p>
      <text:p text:style-name="P1">● El comando está hardcodeado para BioPlace — referencia docker-compose.yml, <text:s text:c="3"/></text:p>
      <text:p text:style-name="P1"><text:s text:c="2"/>setup_wp.sh y rutas específicas. Necesita una versión propia para prospector.</text:p>
      <text:p text:style-name="P1"><text:s text:c="80"/></text:p>
      <text:p text:style-name="P1"><text:s text:c="2"/>La solución: crear .claude/commands/journal.md dentro del proyecto prospector.</text:p>
      <text:p text:style-name="P1"><text:s text:c="3"/>Claude Code carga primero los comandos del proyecto sobre los globales, así</text:p>
      <text:p text:style-name="P1"><text:s text:c="2"/>/journal funciona de forma diferente según en qué proyecto estés. <text:s text:c="12"/></text:p>
      <text:p text:style-name="P1"><text:s text:c="18"/></text:p>
      <text:p text:style-name="P1"><text:s text:c="2"/>Sobre Docker: no lo necesitamos aquí. En BioPlace era necesario porque <text:s text:c="7"/></text:p>
      <text:p text:style-name="P1"><text:s text:c="2"/>levantábamos un WordPress+WooCommerce+Dokan local. En prospector no hay</text:p>
      <text:p text:style-name="P1"><text:s text:c="2"/>servidor que simular — todo son llamadas a APIs externas (SerpAPI, Anthropic, </text:p>
      <text:p text:style-name="P1"><text:s text:c="2"/>LinkedIn, YouTube) y SQLite local. Docker sería sobreingeniería. Basta con el</text:p>
      <text:p text:style-name="P1"><text:s text:c="2"/>entorno conda.</text:p>
      <text:p text:style-name="P1"/>
      <text:p text:style-name="P1"><text:s text:c="2"/>Creo el comando de journal específico para prospector: <text:s text:c="23"/></text:p>
      <text:p text:style-name="P1"><text:s text:c="3"/></text:p>
      <text:p text:style-name="P1">● Bash(mkdir -p /home/ion/projects/prospector/.claude/commands) <text:s text:c="16"/></text:p>
      <text:p text:style-name="P1"><text:s text:c="2"/>⎿  Running… <text:s text:c="4"/></text:p>
      <text:p text:style-name="P1"><text:s text:c="80"/></text:p>
      <text:p text:style-name="P1">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1"><text:s/>Bash command <text:s text:c="66"/></text:p>
      <text:p text:style-name="P1"><text:s text:c="18"/></text:p>
      <text:p text:style-name="P1"><text:s text:c="3"/>mkdir -p /home/ion/projects/prospector/.claude/commands</text:p>
      <text:p text:style-name="P1"><text:s text:c="3"/>Create .claude/commands directory in prospector</text:p>
      <text:p text:style-name="P1"/>
      <text:p text:style-name="P1"><text:s/>Claude requested permissions to edit</text:p>
      <text:p text:style-name="P1"><text:s/>/home/ion/projects/prospector/.claude/commands which is a sensitive fi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M Mono Light 10" svg:font-family="'LM Mono Light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13:06:22.664347002</meta:creation-date>
    <dc:date>2026-04-27T13:29:02.426867361</dc:date>
    <meta:editing-duration>PT12M2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4" meta:paragraph-count="809" meta:word-count="4279" meta:character-count="50515" meta:non-whitespace-character-count="28548"/>
  </office:meta>
</office:document-meta>
</file>